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ext-properties fo:color="#000000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80458333333333cm" style:use-optimal-column-width="true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65.25pt" style:use-optimal-row-height="true" fo:break-before="auto"/>
    </style:style>
    <style:style style:name="ro6" style:family="table-row">
      <style:table-row-properties style:row-height="29.2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4412160" table:style-name="ce5">
            <text:p>4.412.160</text:p>
          </table:table-cell>
          <table:table-cell office:value-type="float" office:value="612000" table:style-name="ce5">
            <text:p>612.000</text:p>
          </table:table-cell>
          <table:table-cell office:value-type="float" office:value="1364600" table:style-name="ce5">
            <text:p>1.364.600</text:p>
          </table:table-cell>
          <table:table-cell office:value-type="float" office:value="275800" table:style-name="ce5">
            <text:p>275.800</text:p>
          </table:table-cell>
          <table:table-cell office:value-type="float" office:value="6664560" table:style-name="ce6">
            <text:p>6.664.560</text:p>
          </table:table-cell>
          <table:table-cell office:value-type="float" office:value="6310313" table:style-name="ce6">
            <text:p>6.310.313</text:p>
          </table:table-cell>
          <table:table-cell office:value-type="percentage" office:value="0.94684615338446954" table:style-name="ce7">
            <text:p>94,7%</text:p>
          </table:table-cell>
          <table:table-cell office:value-type="float" office:value="4068120" table:style-name="ce5">
            <text:p>4.068.120</text:p>
          </table:table-cell>
          <table:table-cell office:value-type="float" office:value="2346900" table:style-name="ce5">
            <text:p>2.346.900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804105" table:style-name="ce5">
            <text:p>804.105</text:p>
          </table:table-cell>
          <table:table-cell office:value-type="float" office:value="110300" table:style-name="ce5">
            <text:p>110.300</text:p>
          </table:table-cell>
          <table:table-cell office:value-type="float" office:value="214400" table:style-name="ce5">
            <text:p>214.400</text:p>
          </table:table-cell>
          <table:table-cell office:value-type="float" office:value="43100" table:style-name="ce5">
            <text:p>43.100</text:p>
          </table:table-cell>
          <table:table-cell office:value-type="float" office:value="1171905" table:style-name="ce6">
            <text:p>1.171.905</text:p>
          </table:table-cell>
          <table:table-cell office:value-type="float" office:value="1074735" table:style-name="ce6">
            <text:p>1.074.735</text:p>
          </table:table-cell>
          <table:table-cell office:value-type="percentage" office:value="0.91708372265670002" table:style-name="ce7">
            <text:p>91,7%</text:p>
          </table:table-cell>
          <table:table-cell office:value-type="float" office:value="683345" table:style-name="ce5">
            <text:p>683.345</text:p>
          </table:table-cell>
          <table:table-cell office:value-type="float" office:value="434516" table:style-name="ce5">
            <text:p>434.516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700565" table:style-name="ce5">
            <text:p>700.565</text:p>
          </table:table-cell>
          <table:table-cell office:value-type="float" office:value="93400" table:style-name="ce5">
            <text:p>93.400</text:p>
          </table:table-cell>
          <table:table-cell office:value-type="float" office:value="164400" table:style-name="ce5">
            <text:p>164.400</text:p>
          </table:table-cell>
          <table:table-cell office:value-type="float" office:value="33300" table:style-name="ce5">
            <text:p>33.300</text:p>
          </table:table-cell>
          <table:table-cell office:value-type="float" office:value="991665" table:style-name="ce6">
            <text:p>991.665</text:p>
          </table:table-cell>
          <table:table-cell office:value-type="float" office:value="959757" table:style-name="ce6">
            <text:p>959.757</text:p>
          </table:table-cell>
          <table:table-cell office:value-type="percentage" office:value="0.96782381146859076" table:style-name="ce7">
            <text:p>96,8%</text:p>
          </table:table-cell>
          <table:table-cell office:value-type="float" office:value="612133" table:style-name="ce5">
            <text:p>612.133</text:p>
          </table:table-cell>
          <table:table-cell office:value-type="float" office:value="375618" table:style-name="ce5">
            <text:p>375.618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552600" table:style-name="ce5">
            <text:p>552.600</text:p>
          </table:table-cell>
          <table:table-cell office:value-type="float" office:value="77600" table:style-name="ce5">
            <text:p>77.600</text:p>
          </table:table-cell>
          <table:table-cell office:value-type="float" office:value="188800" table:style-name="ce5">
            <text:p>188.800</text:p>
          </table:table-cell>
          <table:table-cell office:value-type="float" office:value="38100" table:style-name="ce5">
            <text:p>38.100</text:p>
          </table:table-cell>
          <table:table-cell office:value-type="float" office:value="857100" table:style-name="ce6">
            <text:p>857.100</text:p>
          </table:table-cell>
          <table:table-cell office:value-type="float" office:value="765389" table:style-name="ce6">
            <text:p>765.389</text:p>
          </table:table-cell>
          <table:table-cell office:value-type="percentage" office:value="0.8929984832574962" table:style-name="ce7">
            <text:p>89,3%</text:p>
          </table:table-cell>
          <table:table-cell office:value-type="float" office:value="503764" table:style-name="ce5">
            <text:p>503.764</text:p>
          </table:table-cell>
          <table:table-cell office:value-type="float" office:value="298205" table:style-name="ce5">
            <text:p>298.205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055310" table:style-name="ce5">
            <text:p>1.055.310</text:p>
          </table:table-cell>
          <table:table-cell office:value-type="float" office:value="147100" table:style-name="ce5">
            <text:p>147.100</text:p>
          </table:table-cell>
          <table:table-cell office:value-type="float" office:value="350900" table:style-name="ce5">
            <text:p>350.900</text:p>
          </table:table-cell>
          <table:table-cell office:value-type="float" office:value="70900" table:style-name="ce5">
            <text:p>70.900</text:p>
          </table:table-cell>
          <table:table-cell office:value-type="float" office:value="1624210" table:style-name="ce6">
            <text:p>1.624.210</text:p>
          </table:table-cell>
          <table:table-cell office:value-type="float" office:value="1473850" table:style-name="ce6">
            <text:p>1.473.850</text:p>
          </table:table-cell>
          <table:table-cell office:value-type="percentage" office:value="0.9074257639098392" table:style-name="ce7">
            <text:p>90,7%</text:p>
          </table:table-cell>
          <table:table-cell office:value-type="float" office:value="967680" table:style-name="ce5">
            <text:p>967.680</text:p>
          </table:table-cell>
          <table:table-cell office:value-type="float" office:value="575382" table:style-name="ce5">
            <text:p>575.382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5245" table:style-name="ce5">
            <text:p>355.245</text:p>
          </table:table-cell>
          <table:table-cell office:value-type="float" office:value="48300" table:style-name="ce5">
            <text:p>48.300</text:p>
          </table:table-cell>
          <table:table-cell office:value-type="float" office:value="93900" table:style-name="ce5">
            <text:p>93.900</text:p>
          </table:table-cell>
          <table:table-cell office:value-type="float" office:value="18950" table:style-name="ce5">
            <text:p>18.950</text:p>
          </table:table-cell>
          <table:table-cell office:value-type="float" office:value="516395" table:style-name="ce6">
            <text:p>516.395</text:p>
          </table:table-cell>
          <table:table-cell office:value-type="float" office:value="465168" table:style-name="ce6">
            <text:p>465.168</text:p>
          </table:table-cell>
          <table:table-cell office:value-type="percentage" office:value="0.90079880711470872" table:style-name="ce7">
            <text:p>90,1%</text:p>
          </table:table-cell>
          <table:table-cell office:value-type="float" office:value="300867" table:style-name="ce5">
            <text:p>300.867</text:p>
          </table:table-cell>
          <table:table-cell office:value-type="float" office:value="176620" table:style-name="ce5">
            <text:p>176.620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640055" table:style-name="ce5">
            <text:p>1.640.055</text:p>
          </table:table-cell>
          <table:table-cell office:value-type="float" office:value="227000" table:style-name="ce5">
            <text:p>227.000</text:p>
          </table:table-cell>
          <table:table-cell office:value-type="float" office:value="386100" table:style-name="ce5">
            <text:p>386.100</text:p>
          </table:table-cell>
          <table:table-cell office:value-type="float" office:value="78050" table:style-name="ce5">
            <text:p>78.050</text:p>
          </table:table-cell>
          <table:table-cell office:value-type="float" office:value="2331205" table:style-name="ce6">
            <text:p>2.331.205</text:p>
          </table:table-cell>
          <table:table-cell office:value-type="float" office:value="2061441" table:style-name="ce6">
            <text:p>2.061.441</text:p>
          </table:table-cell>
          <table:table-cell office:value-type="percentage" office:value="0.88428130516192271" table:style-name="ce7">
            <text:p>88,4%</text:p>
          </table:table-cell>
          <table:table-cell office:value-type="float" office:value="1298533" table:style-name="ce5">
            <text:p>1.298.533</text:p>
          </table:table-cell>
          <table:table-cell office:value-type="float" office:value="830670" table:style-name="ce5">
            <text:p>830.670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160505" table:style-name="ce5">
            <text:p>1.160.505</text:p>
          </table:table-cell>
          <table:table-cell office:value-type="float" office:value="161000" table:style-name="ce5">
            <text:p>161.000</text:p>
          </table:table-cell>
          <table:table-cell office:value-type="float" office:value="328900" table:style-name="ce5">
            <text:p>328.900</text:p>
          </table:table-cell>
          <table:table-cell office:value-type="float" office:value="66675" table:style-name="ce5">
            <text:p>66.675</text:p>
          </table:table-cell>
          <table:table-cell office:value-type="float" office:value="1717080" table:style-name="ce6">
            <text:p>1.717.080</text:p>
          </table:table-cell>
          <table:table-cell office:value-type="float" office:value="1550893" table:style-name="ce6">
            <text:p>1.550.893</text:p>
          </table:table-cell>
          <table:table-cell office:value-type="percentage" office:value="0.90321534232534306" table:style-name="ce7">
            <text:p>90,3%</text:p>
          </table:table-cell>
          <table:table-cell office:value-type="float" office:value="1010771" table:style-name="ce5">
            <text:p>1.010.771</text:p>
          </table:table-cell>
          <table:table-cell office:value-type="float" office:value="596323" table:style-name="ce5">
            <text:p>596.323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226660" table:style-name="ce5">
            <text:p>4.226.660</text:p>
          </table:table-cell>
          <table:table-cell office:value-type="float" office:value="588700" table:style-name="ce5">
            <text:p>588.700</text:p>
          </table:table-cell>
          <table:table-cell office:value-type="float" office:value="1254300" table:style-name="ce5">
            <text:p>1.254.300</text:p>
          </table:table-cell>
          <table:table-cell office:value-type="float" office:value="253350" table:style-name="ce5">
            <text:p>253.350</text:p>
          </table:table-cell>
          <table:table-cell office:value-type="float" office:value="6323010" table:style-name="ce6">
            <text:p>6.323.010</text:p>
          </table:table-cell>
          <table:table-cell office:value-type="float" office:value="5591334" table:style-name="ce6">
            <text:p>5.591.334</text:p>
          </table:table-cell>
          <table:table-cell office:value-type="percentage" office:value="0.88428359278255131" table:style-name="ce7">
            <text:p>88,4%</text:p>
          </table:table-cell>
          <table:table-cell office:value-type="float" office:value="3588063" table:style-name="ce5">
            <text:p>3.588.063</text:p>
          </table:table-cell>
          <table:table-cell office:value-type="float" office:value="2116310" table:style-name="ce5">
            <text:p>2.116.310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677150" table:style-name="ce5">
            <text:p>2.677.150</text:p>
          </table:table-cell>
          <table:table-cell office:value-type="float" office:value="371100" table:style-name="ce5">
            <text:p>371.100</text:p>
          </table:table-cell>
          <table:table-cell office:value-type="float" office:value="815300" table:style-name="ce5">
            <text:p>815.300</text:p>
          </table:table-cell>
          <table:table-cell office:value-type="float" office:value="164800" table:style-name="ce5">
            <text:p>164.800</text:p>
          </table:table-cell>
          <table:table-cell office:value-type="float" office:value="4028350" table:style-name="ce6">
            <text:p>4.028.350</text:p>
          </table:table-cell>
          <table:table-cell office:value-type="float" office:value="3570491" table:style-name="ce6">
            <text:p>3.570.491</text:p>
          </table:table-cell>
          <table:table-cell office:value-type="percentage" office:value="0.88634080951257954" table:style-name="ce7">
            <text:p>88,6%</text:p>
          </table:table-cell>
          <table:table-cell office:value-type="float" office:value="2317863" table:style-name="ce5">
            <text:p>2.317.863</text:p>
          </table:table-cell>
          <table:table-cell office:value-type="float" office:value="1377972" table:style-name="ce5">
            <text:p>1.377.972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47675" table:style-name="ce5">
            <text:p>647.675</text:p>
          </table:table-cell>
          <table:table-cell office:value-type="float" office:value="87400" table:style-name="ce5">
            <text:p>87.400</text:p>
          </table:table-cell>
          <table:table-cell office:value-type="float" office:value="171500" table:style-name="ce5">
            <text:p>171.500</text:p>
          </table:table-cell>
          <table:table-cell office:value-type="float" office:value="34600" table:style-name="ce5">
            <text:p>34.600</text:p>
          </table:table-cell>
          <table:table-cell office:value-type="float" office:value="941175" table:style-name="ce6">
            <text:p>941.175</text:p>
          </table:table-cell>
          <table:table-cell office:value-type="float" office:value="885610" table:style-name="ce6">
            <text:p>885.610</text:p>
          </table:table-cell>
          <table:table-cell office:value-type="percentage" office:value="0.94096209525327379" table:style-name="ce7">
            <text:p>94,1%</text:p>
          </table:table-cell>
          <table:table-cell office:value-type="float" office:value="563430" table:style-name="ce5">
            <text:p>563.430</text:p>
          </table:table-cell>
          <table:table-cell office:value-type="float" office:value="359949" table:style-name="ce5">
            <text:p>359.949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57455" table:style-name="ce5">
            <text:p>1.757.455</text:p>
          </table:table-cell>
          <table:table-cell office:value-type="float" office:value="235400" table:style-name="ce5">
            <text:p>235.400</text:p>
          </table:table-cell>
          <table:table-cell office:value-type="float" office:value="435700" table:style-name="ce5">
            <text:p>435.700</text:p>
          </table:table-cell>
          <table:table-cell office:value-type="float" office:value="88200" table:style-name="ce5">
            <text:p>88.200</text:p>
          </table:table-cell>
          <table:table-cell office:value-type="float" office:value="2516755" table:style-name="ce6">
            <text:p>2.516.755</text:p>
          </table:table-cell>
          <table:table-cell office:value-type="float" office:value="2354240" table:style-name="ce6">
            <text:p>2.354.240</text:p>
          </table:table-cell>
          <table:table-cell office:value-type="percentage" office:value="0.93542676978887496" table:style-name="ce7">
            <text:p>93,5%</text:p>
          </table:table-cell>
          <table:table-cell office:value-type="float" office:value="1462402" table:style-name="ce5">
            <text:p>1.462.402</text:p>
          </table:table-cell>
          <table:table-cell office:value-type="float" office:value="990784" table:style-name="ce5">
            <text:p>990.784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90775" table:style-name="ce5">
            <text:p>190.775</text:p>
          </table:table-cell>
          <table:table-cell office:value-type="float" office:value="25800" table:style-name="ce5">
            <text:p>25.800</text:p>
          </table:table-cell>
          <table:table-cell office:value-type="float" office:value="51400" table:style-name="ce5">
            <text:p>51.400</text:p>
          </table:table-cell>
          <table:table-cell office:value-type="float" office:value="10400" table:style-name="ce5">
            <text:p>10.400</text:p>
          </table:table-cell>
          <table:table-cell office:value-type="float" office:value="278375" table:style-name="ce6">
            <text:p>278.375</text:p>
          </table:table-cell>
          <table:table-cell office:value-type="float" office:value="246380" table:style-name="ce6">
            <text:p>246.380</text:p>
          </table:table-cell>
          <table:table-cell office:value-type="percentage" office:value="0.88506511001347099" table:style-name="ce7">
            <text:p>88,5%</text:p>
          </table:table-cell>
          <table:table-cell office:value-type="float" office:value="156361" table:style-name="ce5">
            <text:p>156.361</text:p>
          </table:table-cell>
          <table:table-cell office:value-type="float" office:value="102003" table:style-name="ce5">
            <text:p>102.003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552045" table:style-name="ce5">
            <text:p>3.552.045</text:p>
          </table:table-cell>
          <table:table-cell office:value-type="float" office:value="496200" table:style-name="ce5">
            <text:p>496.200</text:p>
          </table:table-cell>
          <table:table-cell office:value-type="float" office:value="1093300" table:style-name="ce5">
            <text:p>1.093.300</text:p>
          </table:table-cell>
          <table:table-cell office:value-type="float" office:value="220800" table:style-name="ce5">
            <text:p>220.800</text:p>
          </table:table-cell>
          <table:table-cell office:value-type="float" office:value="5362345" table:style-name="ce6">
            <text:p>5.362.345</text:p>
          </table:table-cell>
          <table:table-cell office:value-type="float" office:value="4553362" table:style-name="ce6">
            <text:p>4.553.362</text:p>
          </table:table-cell>
          <table:table-cell office:value-type="percentage" office:value="0.8491363386727262" table:style-name="ce7">
            <text:p>84,9%</text:p>
          </table:table-cell>
          <table:table-cell office:value-type="float" office:value="2875138" table:style-name="ce5">
            <text:p>2.875.138</text:p>
          </table:table-cell>
          <table:table-cell office:value-type="float" office:value="1921478" table:style-name="ce5">
            <text:p>1.921.478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70585" table:style-name="ce5">
            <text:p>770.585</text:p>
          </table:table-cell>
          <table:table-cell office:value-type="float" office:value="106700" table:style-name="ce5">
            <text:p>106.700</text:p>
          </table:table-cell>
          <table:table-cell office:value-type="float" office:value="243600" table:style-name="ce5">
            <text:p>243.600</text:p>
          </table:table-cell>
          <table:table-cell office:value-type="float" office:value="49200" table:style-name="ce5">
            <text:p>49.200</text:p>
          </table:table-cell>
          <table:table-cell office:value-type="float" office:value="1170085" table:style-name="ce6">
            <text:p>1.170.085</text:p>
          </table:table-cell>
          <table:table-cell office:value-type="float" office:value="1043065" table:style-name="ce6">
            <text:p>1.043.065</text:p>
          </table:table-cell>
          <table:table-cell office:value-type="percentage" office:value="0.89144378399859836" table:style-name="ce7">
            <text:p>89,1%</text:p>
          </table:table-cell>
          <table:table-cell office:value-type="float" office:value="683369" table:style-name="ce5">
            <text:p>683.369</text:p>
          </table:table-cell>
          <table:table-cell office:value-type="float" office:value="397644" table:style-name="ce5">
            <text:p>397.644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2795" table:style-name="ce5">
            <text:p>372.795</text:p>
          </table:table-cell>
          <table:table-cell office:value-type="float" office:value="51700" table:style-name="ce5">
            <text:p>51.700</text:p>
          </table:table-cell>
          <table:table-cell office:value-type="float" office:value="106600" table:style-name="ce5">
            <text:p>106.600</text:p>
          </table:table-cell>
          <table:table-cell office:value-type="float" office:value="21550" table:style-name="ce5">
            <text:p>21.550</text:p>
          </table:table-cell>
          <table:table-cell office:value-type="float" office:value="552645" table:style-name="ce6">
            <text:p>552.645</text:p>
          </table:table-cell>
          <table:table-cell office:value-type="float" office:value="512955" table:style-name="ce6">
            <text:p>512.955</text:p>
          </table:table-cell>
          <table:table-cell office:value-type="percentage" office:value="0.92818174415764187" table:style-name="ce7">
            <text:p>92,8%</text:p>
          </table:table-cell>
          <table:table-cell office:value-type="float" office:value="332100" table:style-name="ce5">
            <text:p>332.100</text:p>
          </table:table-cell>
          <table:table-cell office:value-type="float" office:value="209218" table:style-name="ce5">
            <text:p>209.218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17240" table:style-name="ce5">
            <text:p>1.317.240</text:p>
          </table:table-cell>
          <table:table-cell office:value-type="float" office:value="179400" table:style-name="ce5">
            <text:p>179.400</text:p>
          </table:table-cell>
          <table:table-cell office:value-type="float" office:value="356900" table:style-name="ce5">
            <text:p>356.900</text:p>
          </table:table-cell>
          <table:table-cell office:value-type="float" office:value="72350" table:style-name="ce5">
            <text:p>72.350</text:p>
          </table:table-cell>
          <table:table-cell office:value-type="float" office:value="1925890" table:style-name="ce6">
            <text:p>1.925.890</text:p>
          </table:table-cell>
          <table:table-cell office:value-type="float" office:value="1770547" table:style-name="ce6">
            <text:p>1.770.547</text:p>
          </table:table-cell>
          <table:table-cell office:value-type="percentage" office:value="0.91933962998925167" table:style-name="ce7">
            <text:p>91,9%</text:p>
          </table:table-cell>
          <table:table-cell office:value-type="float" office:value="1113961" table:style-name="ce5">
            <text:p>1.113.961</text:p>
          </table:table-cell>
          <table:table-cell office:value-type="float" office:value="746261" table:style-name="ce5">
            <text:p>746.261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250" table:style-name="ce5">
            <text:p>38.250</text:p>
          </table:table-cell>
          <table:table-cell office:value-type="float" office:value="5600" table:style-name="ce5">
            <text:p>5.600</text:p>
          </table:table-cell>
          <table:table-cell office:value-type="float" office:value="14200" table:style-name="ce5">
            <text:p>14.200</text:p>
          </table:table-cell>
          <table:table-cell office:value-type="float" office:value="2750" table:style-name="ce5">
            <text:p>2.750</text:p>
          </table:table-cell>
          <table:table-cell office:value-type="float" office:value="60800" table:style-name="ce6">
            <text:p>60.800</text:p>
          </table:table-cell>
          <table:table-cell office:value-type="float" office:value="57940" table:style-name="ce6">
            <text:p>57.940</text:p>
          </table:table-cell>
          <table:table-cell office:value-type="percentage" office:value="0.95296052631578942" table:style-name="ce7">
            <text:p>95,3%</text:p>
          </table:table-cell>
          <table:table-cell office:value-type="float" office:value="36412" table:style-name="ce5">
            <text:p>36.412</text:p>
          </table:table-cell>
          <table:table-cell office:value-type="float" office:value="24987" table:style-name="ce5">
            <text:p>24.987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8250" table:style-name="ce5">
            <text:p>38.250</text:p>
          </table:table-cell>
          <table:table-cell office:value-type="float" office:value="5500" table:style-name="ce5">
            <text:p>5.500</text:p>
          </table:table-cell>
          <table:table-cell office:value-type="float" office:value="14200" table:style-name="ce5">
            <text:p>14.200</text:p>
          </table:table-cell>
          <table:table-cell office:value-type="float" office:value="2750" table:style-name="ce5">
            <text:p>2.750</text:p>
          </table:table-cell>
          <table:table-cell office:value-type="float" office:value="60700" table:style-name="ce6">
            <text:p>60.700</text:p>
          </table:table-cell>
          <table:table-cell office:value-type="float" office:value="53508" table:style-name="ce6">
            <text:p>53.508</text:p>
          </table:table-cell>
          <table:table-cell office:value-type="percentage" office:value="0.88151565074135085" table:style-name="ce7">
            <text:p>88,2%</text:p>
          </table:table-cell>
          <table:table-cell office:value-type="float" office:value="33640" table:style-name="ce5">
            <text:p>33.640</text:p>
          </table:table-cell>
          <table:table-cell office:value-type="float" office:value="23965" table:style-name="ce5">
            <text:p>23.965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38202" table:style-name="ce5">
            <text:p>38.202</text:p>
          </table:table-cell>
          <table:table-cell office:value-type="float" office:value="16300" table:style-name="ce5">
            <text:p>16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162602" table:style-name="ce6">
            <text:p>162.602</text:p>
          </table:table-cell>
          <table:table-cell office:value-type="float" office:value="110597" table:style-name="ce6">
            <text:p>110.597</text:p>
          </table:table-cell>
          <table:table-cell office:value-type="percentage" office:value="0.68016998560903308" table:style-name="ce7">
            <text:p>68,0%</text:p>
          </table:table-cell>
          <table:table-cell office:value-type="float" office:value="76394" table:style-name="ce5">
            <text:p>76.394</text:p>
          </table:table-cell>
          <table:table-cell office:value-type="float" office:value="34759" table:style-name="ce5">
            <text:p>34.759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1900" table:style-name="ce5">
            <text:p>1.900</text:p>
          </table:table-cell>
          <table:table-cell office:value-type="float" office:value="0" table:style-name="ce5">
            <text:p>0</text:p>
          </table:table-cell>
          <table:table-cell office:value-type="float" office:value="1000" table:style-name="ce5">
            <text:p>1.000</text:p>
          </table:table-cell>
          <table:table-cell office:value-type="float" office:value="2900" table:style-name="ce6">
            <text:p>2.900</text:p>
          </table:table-cell>
          <table:table-cell office:value-type="float" office:value="565" table:style-name="ce6">
            <text:p>565</text:p>
          </table:table-cell>
          <table:table-cell office:value-type="percentage" office:value="0.19482758620689655" table:style-name="ce7">
            <text:p>19,5%</text:p>
          </table:table-cell>
          <table:table-cell office:value-type="float" office:value="565" table:style-name="ce5">
            <text:p>565</text:p>
          </table:table-cell>
          <table:table-cell office:value-type="float" office:value="0" table:style-name="ce5">
            <text:p>0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6307627" table:style-name="ce11">
            <text:p>26.307.627</text:p>
          </table:table-cell>
          <table:table-cell office:value-type="float" office:value="3648400" table:style-name="ce12">
            <text:p>3.648.400</text:p>
          </table:table-cell>
          <table:table-cell office:value-type="float" office:value="7755100" table:style-name="ce13">
            <text:p>7.755.100</text:p>
          </table:table-cell>
          <table:table-cell office:value-type="float" office:value="1548625" table:style-name="ce14">
            <text:p>1.548.625</text:p>
          </table:table-cell>
          <table:table-cell office:value-type="float" office:value="39259752" table:style-name="ce15">
            <text:p>39.259.752</text:p>
          </table:table-cell>
          <table:table-cell office:value-type="float" office:value="35412140" table:style-name="ce15">
            <text:p>35.412.140</text:p>
          </table:table-cell>
          <table:table-cell office:value-type="percentage" office:value="0.9019960187216669" table:style-name="ce16">
            <text:p>90,2%</text:p>
          </table:table-cell>
          <table:table-cell office:value-type="float" office:value="22684911" table:style-name="ce15">
            <text:p>22.684.911</text:p>
          </table:table-cell>
          <table:table-cell office:value-type="float" office:value="13939564" table:style-name="ce15">
            <text:p>13.939.564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0" table:style-name="ro2">
          <table:table-cell table:number-columns-repeated="16384"/>
        </table:table-row>
      </table:table>
      <table:table table:name="Mayores_de_50_años" table:style-name="ta1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Población a vacunar mayor de 5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3245065" table:style-name="ce23">
            <text:p>3.245.065</text:p>
          </table:table-cell>
          <table:table-cell office:value-type="float" office:value="3043205" table:style-name="ce23">
            <text:p>3.043.205</text:p>
          </table:table-cell>
          <table:table-cell office:value-type="percentage" office:value="0.93779477452685844" table:style-name="ce24">
            <text:p>93,8%</text:p>
          </table:table-cell>
          <table:table-cell office:value-type="float" office:value="1967791" table:style-name="ce23">
            <text:p>1.967.791</text:p>
          </table:table-cell>
          <table:table-cell office:value-type="percentage" office:value="0.6063949412415468" table:style-name="ce24">
            <text:p>60,6%</text:p>
          </table:table-cell>
          <table:table-cell office:value-type="date" office:date-value="2021-06-17T00:00:00" table:style-name="ce25">
            <text:p>1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572395" table:style-name="ce5">
            <text:p>572.395</text:p>
          </table:table-cell>
          <table:table-cell office:value-type="float" office:value="534310" table:style-name="ce5">
            <text:p>534.310</text:p>
          </table:table-cell>
          <table:table-cell office:value-type="percentage" office:value="0.93346377938311831" table:style-name="ce26">
            <text:p>93,3%</text:p>
          </table:table-cell>
          <table:table-cell office:value-type="float" office:value="362928" table:style-name="ce5">
            <text:p>362.928</text:p>
          </table:table-cell>
          <table:table-cell office:value-type="percentage" office:value="0.63405166012980552" table:style-name="ce26">
            <text:p>63,4%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509372" table:style-name="ce5">
            <text:p>509.372</text:p>
          </table:table-cell>
          <table:table-cell office:value-type="float" office:value="482955" table:style-name="ce5">
            <text:p>482.955</text:p>
          </table:table-cell>
          <table:table-cell office:value-type="percentage" office:value="0.94813809946365324" table:style-name="ce26">
            <text:p>94,8%</text:p>
          </table:table-cell>
          <table:table-cell office:value-type="float" office:value="322143" table:style-name="ce5">
            <text:p>322.143</text:p>
          </table:table-cell>
          <table:table-cell office:value-type="percentage" office:value="0.63243170021124051" table:style-name="ce26">
            <text:p>63,2%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413086" table:style-name="ce5">
            <text:p>413.086</text:p>
          </table:table-cell>
          <table:table-cell office:value-type="float" office:value="354844" table:style-name="ce5">
            <text:p>354.844</text:p>
          </table:table-cell>
          <table:table-cell office:value-type="percentage" office:value="0.85900756743147921" table:style-name="ce26">
            <text:p>85,9%</text:p>
          </table:table-cell>
          <table:table-cell office:value-type="float" office:value="232622" table:style-name="ce5">
            <text:p>232.622</text:p>
          </table:table-cell>
          <table:table-cell office:value-type="percentage" office:value="0.56313213229206505" table:style-name="ce26">
            <text:p>56,3%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830371" table:style-name="ce5">
            <text:p>830.371</text:p>
          </table:table-cell>
          <table:table-cell office:value-type="float" office:value="713984" table:style-name="ce5">
            <text:p>713.984</text:p>
          </table:table-cell>
          <table:table-cell office:value-type="percentage" office:value="0.85983734981110849" table:style-name="ce26">
            <text:p>86,0%</text:p>
          </table:table-cell>
          <table:table-cell office:value-type="float" office:value="463237" table:style-name="ce5">
            <text:p>463.237</text:p>
          </table:table-cell>
          <table:table-cell office:value-type="percentage" office:value="0.55786750741536018" table:style-name="ce26">
            <text:p>55,8%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261417" table:style-name="ce5">
            <text:p>261.417</text:p>
          </table:table-cell>
          <table:table-cell office:value-type="float" office:value="246671" table:style-name="ce5">
            <text:p>246.671</text:p>
          </table:table-cell>
          <table:table-cell office:value-type="percentage" office:value="0.94359203877330089" table:style-name="ce26">
            <text:p>94,4%</text:p>
          </table:table-cell>
          <table:table-cell office:value-type="float" office:value="157660" table:style-name="ce5">
            <text:p>157.660</text:p>
          </table:table-cell>
          <table:table-cell office:value-type="percentage" office:value="0.60309773274117595" table:style-name="ce26">
            <text:p>60,3%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1168817" table:style-name="ce5">
            <text:p>1.168.817</text:p>
          </table:table-cell>
          <table:table-cell office:value-type="float" office:value="1113087" table:style-name="ce5">
            <text:p>1.113.087</text:p>
          </table:table-cell>
          <table:table-cell office:value-type="percentage" office:value="0.95231931089297983" table:style-name="ce26">
            <text:p>95,2%</text:p>
          </table:table-cell>
          <table:table-cell office:value-type="float" office:value="733457" table:style-name="ce5">
            <text:p>733.457</text:p>
          </table:table-cell>
          <table:table-cell office:value-type="percentage" office:value="0.62752081805791671" table:style-name="ce26">
            <text:p>62,8%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820217" table:style-name="ce5">
            <text:p>820.217</text:p>
          </table:table-cell>
          <table:table-cell office:value-type="float" office:value="772337" table:style-name="ce5">
            <text:p>772.337</text:p>
          </table:table-cell>
          <table:table-cell office:value-type="percentage" office:value="0.94162520406185191" table:style-name="ce26">
            <text:p>94,2%</text:p>
          </table:table-cell>
          <table:table-cell office:value-type="float" office:value="515792" table:style-name="ce5">
            <text:p>515.792</text:p>
          </table:table-cell>
          <table:table-cell office:value-type="percentage" office:value="0.628848219434613" table:style-name="ce26">
            <text:p>62,9%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3011852" table:style-name="ce5">
            <text:p>3.011.852</text:p>
          </table:table-cell>
          <table:table-cell office:value-type="float" office:value="2700956" table:style-name="ce5">
            <text:p>2.700.956</text:p>
          </table:table-cell>
          <table:table-cell office:value-type="percentage" office:value="0.89677580438879467" table:style-name="ce26">
            <text:p>89,7%</text:p>
          </table:table-cell>
          <table:table-cell office:value-type="float" office:value="1733197" table:style-name="ce5">
            <text:p>1.733.197</text:p>
          </table:table-cell>
          <table:table-cell office:value-type="percentage" office:value="0.57545888709006954" table:style-name="ce26">
            <text:p>57,5%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2047455" table:style-name="ce5">
            <text:p>2.047.455</text:p>
          </table:table-cell>
          <table:table-cell office:value-type="float" office:value="1877313" table:style-name="ce5">
            <text:p>1.877.313</text:p>
          </table:table-cell>
          <table:table-cell office:value-type="percentage" office:value="0.91690073774515191" table:style-name="ce26">
            <text:p>91,7%</text:p>
          </table:table-cell>
          <table:table-cell office:value-type="float" office:value="1222396" table:style-name="ce5">
            <text:p>1.222.396</text:p>
          </table:table-cell>
          <table:table-cell office:value-type="percentage" office:value="0.59703192499957269" table:style-name="ce26">
            <text:p>59,7%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462394" table:style-name="ce5">
            <text:p>462.394</text:p>
          </table:table-cell>
          <table:table-cell office:value-type="float" office:value="451854" table:style-name="ce5">
            <text:p>451.854</text:p>
          </table:table-cell>
          <table:table-cell office:value-type="percentage" office:value="0.97720558657768053" table:style-name="ce26">
            <text:p>97,7%</text:p>
          </table:table-cell>
          <table:table-cell office:value-type="float" office:value="313234" table:style-name="ce5">
            <text:p>313.234</text:p>
          </table:table-cell>
          <table:table-cell office:value-type="percentage" office:value="0.67741795957560003" table:style-name="ce26">
            <text:p>67,7%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1276880" table:style-name="ce5">
            <text:p>1.276.880</text:p>
          </table:table-cell>
          <table:table-cell office:value-type="float" office:value="1227628" table:style-name="ce5">
            <text:p>1.227.628</text:p>
          </table:table-cell>
          <table:table-cell office:value-type="percentage" office:value="0.96142785539753151" table:style-name="ce26">
            <text:p>96,1%</text:p>
          </table:table-cell>
          <table:table-cell office:value-type="float" office:value="892549" table:style-name="ce5">
            <text:p>892.549</text:p>
          </table:table-cell>
          <table:table-cell office:value-type="percentage" office:value="0.69900773761042545" table:style-name="ce26">
            <text:p>69,9%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135714" table:style-name="ce5">
            <text:p>135.714</text:p>
          </table:table-cell>
          <table:table-cell office:value-type="float" office:value="128773" table:style-name="ce5">
            <text:p>128.773</text:p>
          </table:table-cell>
          <table:table-cell office:value-type="percentage" office:value="0.94885568180143542" table:style-name="ce26">
            <text:p>94,9%</text:p>
          </table:table-cell>
          <table:table-cell office:value-type="float" office:value="89613" table:style-name="ce5">
            <text:p>89.613</text:p>
          </table:table-cell>
          <table:table-cell office:value-type="percentage" office:value="0.66030770591095977" table:style-name="ce26">
            <text:p>66,0%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2566309" table:style-name="ce5">
            <text:p>2.566.309</text:p>
          </table:table-cell>
          <table:table-cell office:value-type="float" office:value="2353031" table:style-name="ce5">
            <text:p>2.353.031</text:p>
          </table:table-cell>
          <table:table-cell office:value-type="percentage" office:value="0.91689309432340371" table:style-name="ce26">
            <text:p>91,7%</text:p>
          </table:table-cell>
          <table:table-cell office:value-type="float" office:value="1588554" table:style-name="ce5">
            <text:p>1.588.554</text:p>
          </table:table-cell>
          <table:table-cell office:value-type="percentage" office:value="0.61900340138307586" table:style-name="ce26">
            <text:p>61,9%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532835" table:style-name="ce5">
            <text:p>532.835</text:p>
          </table:table-cell>
          <table:table-cell office:value-type="float" office:value="490948" table:style-name="ce5">
            <text:p>490.948</text:p>
          </table:table-cell>
          <table:table-cell office:value-type="percentage" office:value="0.92138842230709317" table:style-name="ce26">
            <text:p>92,1%</text:p>
          </table:table-cell>
          <table:table-cell office:value-type="float" office:value="312351" table:style-name="ce5">
            <text:p>312.351</text:p>
          </table:table-cell>
          <table:table-cell office:value-type="percentage" office:value="0.58620586110146666" table:style-name="ce26">
            <text:p>58,6%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267496" table:style-name="ce5">
            <text:p>267.496</text:p>
          </table:table-cell>
          <table:table-cell office:value-type="float" office:value="252658" table:style-name="ce5">
            <text:p>252.658</text:p>
          </table:table-cell>
          <table:table-cell office:value-type="percentage" office:value="0.94453001166372585" table:style-name="ce26">
            <text:p>94,5%</text:p>
          </table:table-cell>
          <table:table-cell office:value-type="float" office:value="174095" table:style-name="ce5">
            <text:p>174.095</text:p>
          </table:table-cell>
          <table:table-cell office:value-type="percentage" office:value="0.65083216197625382" table:style-name="ce26">
            <text:p>65,1%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991127" table:style-name="ce5">
            <text:p>991.127</text:p>
          </table:table-cell>
          <table:table-cell office:value-type="float" office:value="929518" table:style-name="ce5">
            <text:p>929.518</text:p>
          </table:table-cell>
          <table:table-cell office:value-type="percentage" office:value="0.93783944943483533" table:style-name="ce26">
            <text:p>93,8%</text:p>
          </table:table-cell>
          <table:table-cell office:value-type="float" office:value="641984" table:style-name="ce5">
            <text:p>641.984</text:p>
          </table:table-cell>
          <table:table-cell office:value-type="percentage" office:value="0.64773132000238109" table:style-name="ce26">
            <text:p>64,8%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26336" table:style-name="ce5">
            <text:p>26.336</text:p>
          </table:table-cell>
          <table:table-cell office:value-type="float" office:value="22563" table:style-name="ce5">
            <text:p>22.563</text:p>
          </table:table-cell>
          <table:table-cell office:value-type="percentage" office:value="0.8567360267314702" table:style-name="ce26">
            <text:p>85,7%</text:p>
          </table:table-cell>
          <table:table-cell office:value-type="float" office:value="16850" table:style-name="ce5">
            <text:p>16.850</text:p>
          </table:table-cell>
          <table:table-cell office:value-type="percentage" office:value="0.6398086269744836" table:style-name="ce26">
            <text:p>64,0%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25223" table:style-name="ce5">
            <text:p>25.223</text:p>
          </table:table-cell>
          <table:table-cell office:value-type="float" office:value="20268" table:style-name="ce5">
            <text:p>20.268</text:p>
          </table:table-cell>
          <table:table-cell office:value-type="percentage" office:value="0.80355231336478605" table:style-name="ce26">
            <text:p>80,4%</text:p>
          </table:table-cell>
          <table:table-cell office:value-type="float" office:value="15636" table:style-name="ce5">
            <text:p>15.636</text:p>
          </table:table-cell>
          <table:table-cell office:value-type="percentage" office:value="0.61991039923878999" table:style-name="ce26">
            <text:p>62,0%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12186" table:style-name="ce5">
            <text:p>12.186</text:p>
          </table:table-cell>
          <table:table-cell office:value-type="string" table:style-name="ce26">
            <text:p>-</text:p>
          </table:table-cell>
          <table:table-cell office:value-type="float" office:value="2796" table:style-name="ce5">
            <text:p>2.796</text:p>
          </table:table-cell>
          <table:table-cell office:value-type="string" table:style-name="ce26">
            <text:p>-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55" table:style-name="ce5">
            <text:p>55</text:p>
          </table:table-cell>
          <table:table-cell office:value-type="string" table:style-name="ce26">
            <text:p>-</text:p>
          </table:table-cell>
          <table:table-cell office:value-type="float" office:value="2797" table:style-name="ce5">
            <text:p>2.797</text:p>
          </table:table-cell>
          <table:table-cell office:value-type="string" table:style-name="ce26">
            <text:p>-</text:p>
          </table:table-cell>
          <table:table-cell office:value-type="date" office:date-value="2021-06-17T00:00:00" table:style-name="ce8">
            <text:p>17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9164361" table:style-name="ce15">
            <text:p>19.164.361</text:p>
          </table:table-cell>
          <table:table-cell office:value-type="float" office:value="17729144" table:style-name="ce15">
            <text:p>17.729.144</text:p>
          </table:table-cell>
          <table:table-cell office:value-type="percentage" office:value="0.92511010411461148" table:style-name="ce16">
            <text:p>92,5%</text:p>
          </table:table-cell>
          <table:table-cell office:value-type="float" office:value="11762300" table:style-name="ce15">
            <text:p>11.762.300</text:p>
          </table:table-cell>
          <table:table-cell office:value-type="percentage" office:value="0.61375904993649411" table:style-name="ce16">
            <text:p>61,4%</text:p>
          </table:table-cell>
          <table:table-cell table:style-name="ce27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4">
          <table:table-cell table:number-columns-repeated="16384"/>
        </table:table-row>
      </table:table>
      <table:table table:name="Etarios_con_al_menos_1_dosis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41"/>
        <table:table-column table:style-name="co3" table:default-cell-style-name="ce45"/>
        <table:table-column table:style-name="co3" table:default-cell-style-name="ce21"/>
        <table:table-column table:style-name="co3" table:default-cell-style-name="ce45"/>
        <table:table-column table:style-name="co3" table:number-columns-repeated="2" table:default-cell-style-name="ce21"/>
        <table:table-column table:style-name="co3" table:default-cell-style-name="ce45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5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30839" table:style-name="ce35">
            <text:p>430.839</text:p>
          </table:table-cell>
          <table:table-cell office:value-type="percentage" office:value="1" table:style-name="ce36">
            <text:p>100,0%</text:p>
          </table:table-cell>
          <table:table-cell office:value-type="float" office:value="642843" table:style-name="ce35">
            <text:p>642.843</text:p>
          </table:table-cell>
          <table:table-cell office:value-type="percentage" office:value="0.98840987052204787" table:style-name="ce36">
            <text:p>98,8%</text:p>
          </table:table-cell>
          <table:table-cell office:value-type="float" office:value="863658" table:style-name="ce35">
            <text:p>863.658</text:p>
          </table:table-cell>
          <table:table-cell office:value-type="percentage" office:value="0.94270679268719981" table:style-name="ce36">
            <text:p>94,3%</text:p>
          </table:table-cell>
          <table:table-cell office:value-type="float" office:value="1105865" table:style-name="ce35">
            <text:p>1.105.865</text:p>
          </table:table-cell>
          <table:table-cell office:value-type="percentage" office:value="0.8741870688312684" table:style-name="ce36">
            <text:p>87,4%</text:p>
          </table:table-cell>
          <table:table-cell office:value-type="float" office:value="760423" table:style-name="ce35">
            <text:p>760.423</text:p>
          </table:table-cell>
          <table:table-cell office:value-type="percentage" office:value="0.54899668908118759" table:style-name="ce36">
            <text:p>54,9%</text:p>
          </table:table-cell>
          <table:table-cell office:value-type="float" office:value="218741" table:style-name="ce35">
            <text:p>218.741</text:p>
          </table:table-cell>
          <table:table-cell office:value-type="percentage" office:value="0.13467059295054323" table:style-name="ce36">
            <text:p>13,5%</text:p>
          </table:table-cell>
          <table:table-cell office:value-type="float" office:value="45094" table:style-name="ce35">
            <text:p>45.094</text:p>
          </table:table-cell>
          <table:table-cell office:value-type="percentage" office:value="7.2052869236201883E-2" table:style-name="ce36">
            <text:p>7,2%</text:p>
          </table:table-cell>
          <table:table-cell office:value-type="float" office:value="657" table:style-name="ce35">
            <text:p>657</text:p>
          </table:table-cell>
          <table:table-cell office:value-type="percentage" office:value="3.6114577206589672E-3" table:style-name="ce36">
            <text:p>0,4%</text:p>
          </table:table-cell>
          <table:table-cell office:value-type="float" office:value="4068120" table:style-name="ce35">
            <text:p>4.068.120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5760403998010255" table:style-name="ce36">
            <text:p>57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100623" table:style-name="ce38">
            <text:p>100.623</text:p>
          </table:table-cell>
          <table:table-cell office:value-type="percentage" office:value="1" table:style-name="ce39">
            <text:p>100,0%</text:p>
          </table:table-cell>
          <table:table-cell office:value-type="float" office:value="117798" table:style-name="ce38">
            <text:p>117.798</text:p>
          </table:table-cell>
          <table:table-cell office:value-type="percentage" office:value="0.99027363288638559" table:style-name="ce39">
            <text:p>99,0%</text:p>
          </table:table-cell>
          <table:table-cell office:value-type="float" office:value="146790" table:style-name="ce38">
            <text:p>146.790</text:p>
          </table:table-cell>
          <table:table-cell office:value-type="percentage" office:value="0.93875306170739348" table:style-name="ce39">
            <text:p>93,9%</text:p>
          </table:table-cell>
          <table:table-cell office:value-type="float" office:value="169099" table:style-name="ce38">
            <text:p>169.099</text:p>
          </table:table-cell>
          <table:table-cell office:value-type="percentage" office:value="0.85288955241947684" table:style-name="ce39">
            <text:p>85,3%</text:p>
          </table:table-cell>
          <table:table-cell office:value-type="float" office:value="105847" table:style-name="ce38">
            <text:p>105.847</text:p>
          </table:table-cell>
          <table:table-cell office:value-type="percentage" office:value="0.49244218234601733" table:style-name="ce39">
            <text:p>49,2%</text:p>
          </table:table-cell>
          <table:table-cell office:value-type="float" office:value="35168" table:style-name="ce38">
            <text:p>35.168</text:p>
          </table:table-cell>
          <table:table-cell office:value-type="percentage" office:value="0.15215021199273168" table:style-name="ce39">
            <text:p>15,2%</text:p>
          </table:table-cell>
          <table:table-cell office:value-type="float" office:value="7935" table:style-name="ce38">
            <text:p>7.935</text:p>
          </table:table-cell>
          <table:table-cell office:value-type="percentage" office:value="8.8977349181430812E-2" table:style-name="ce39">
            <text:p>8,9%</text:p>
          </table:table-cell>
          <table:table-cell office:value-type="float" office:value="85" table:style-name="ce38">
            <text:p>85</text:p>
          </table:table-cell>
          <table:table-cell office:value-type="percentage" office:value="3.3856448657691388E-3" table:style-name="ce39">
            <text:p>0,3%</text:p>
          </table:table-cell>
          <table:table-cell office:value-type="float" office:value="683345" table:style-name="ce38">
            <text:p>683.345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60325451726926349" table:style-name="ce39">
            <text:p>60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8322" table:style-name="ce38">
            <text:p>88.322</text:p>
          </table:table-cell>
          <table:table-cell office:value-type="percentage" office:value="1" table:style-name="ce39">
            <text:p>100,0%</text:p>
          </table:table-cell>
          <table:table-cell office:value-type="float" office:value="113154" table:style-name="ce38">
            <text:p>113.154</text:p>
          </table:table-cell>
          <table:table-cell office:value-type="percentage" office:value="1" table:style-name="ce39">
            <text:p>100,0%</text:p>
          </table:table-cell>
          <table:table-cell office:value-type="float" office:value="140917" table:style-name="ce38">
            <text:p>140.917</text:p>
          </table:table-cell>
          <table:table-cell office:value-type="percentage" office:value="0.94163125116937962" table:style-name="ce39">
            <text:p>94,2%</text:p>
          </table:table-cell>
          <table:table-cell office:value-type="float" office:value="140562" table:style-name="ce38">
            <text:p>140.562</text:p>
          </table:table-cell>
          <table:table-cell office:value-type="percentage" office:value="0.86422576777644566" table:style-name="ce39">
            <text:p>86,4%</text:p>
          </table:table-cell>
          <table:table-cell office:value-type="float" office:value="102707" table:style-name="ce38">
            <text:p>102.707</text:p>
          </table:table-cell>
          <table:table-cell office:value-type="percentage" office:value="0.61503775607360789" table:style-name="ce39">
            <text:p>61,5%</text:p>
          </table:table-cell>
          <table:table-cell office:value-type="float" office:value="21530" table:style-name="ce38">
            <text:p>21.530</text:p>
          </table:table-cell>
          <table:table-cell office:value-type="percentage" office:value="0.1388118786347049" table:style-name="ce39">
            <text:p>13,9%</text:p>
          </table:table-cell>
          <table:table-cell office:value-type="float" office:value="4878" table:style-name="ce38">
            <text:p>4.878</text:p>
          </table:table-cell>
          <table:table-cell office:value-type="percentage" office:value="9.003488436479079E-2" table:style-name="ce39">
            <text:p>9,0%</text:p>
          </table:table-cell>
          <table:table-cell office:value-type="float" office:value="63" table:style-name="ce38">
            <text:p>63</text:p>
          </table:table-cell>
          <table:table-cell office:value-type="percentage" office:value="4.0480627128445671E-3" table:style-name="ce39">
            <text:p>0,4%</text:p>
          </table:table-cell>
          <table:table-cell office:value-type="float" office:value="612133" table:style-name="ce38">
            <text:p>612.133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6792353383066525" table:style-name="ce39">
            <text:p>67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50635" table:style-name="ce38">
            <text:p>50.635</text:p>
          </table:table-cell>
          <table:table-cell office:value-type="percentage" office:value="1" table:style-name="ce39">
            <text:p>100,0%</text:p>
          </table:table-cell>
          <table:table-cell office:value-type="float" office:value="77085" table:style-name="ce38">
            <text:p>77.085</text:p>
          </table:table-cell>
          <table:table-cell office:value-type="percentage" office:value="0.95738735158229415" table:style-name="ce39">
            <text:p>95,7%</text:p>
          </table:table-cell>
          <table:table-cell office:value-type="float" office:value="98676" table:style-name="ce38">
            <text:p>98.676</text:p>
          </table:table-cell>
          <table:table-cell office:value-type="percentage" office:value="0.84172275251426676" table:style-name="ce39">
            <text:p>84,2%</text:p>
          </table:table-cell>
          <table:table-cell office:value-type="float" office:value="128448" table:style-name="ce38">
            <text:p>128.448</text:p>
          </table:table-cell>
          <table:table-cell office:value-type="percentage" office:value="0.77473054397847974" table:style-name="ce39">
            <text:p>77,5%</text:p>
          </table:table-cell>
          <table:table-cell office:value-type="float" office:value="111318" table:style-name="ce38">
            <text:p>111.318</text:p>
          </table:table-cell>
          <table:table-cell office:value-type="percentage" office:value="0.53992782725103317" table:style-name="ce39">
            <text:p>54,0%</text:p>
          </table:table-cell>
          <table:table-cell office:value-type="float" office:value="32909" table:style-name="ce38">
            <text:p>32.909</text:p>
          </table:table-cell>
          <table:table-cell office:value-type="percentage" office:value="0.12761262903188281" table:style-name="ce39">
            <text:p>12,8%</text:p>
          </table:table-cell>
          <table:table-cell office:value-type="float" office:value="4644" table:style-name="ce38">
            <text:p>4.644</text:p>
          </table:table-cell>
          <table:table-cell office:value-type="percentage" office:value="5.4101282633767865E-2" table:style-name="ce39">
            <text:p>5,4%</text:p>
          </table:table-cell>
          <table:table-cell office:value-type="float" office:value="49" table:style-name="ce38">
            <text:p>49</text:p>
          </table:table-cell>
          <table:table-cell office:value-type="percentage" office:value="2.1030042918454934E-3" table:style-name="ce39">
            <text:p>0,2%</text:p>
          </table:table-cell>
          <table:table-cell office:value-type="float" office:value="503764" table:style-name="ce38">
            <text:p>503.764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51077230682190333" table:style-name="ce39">
            <text:p>51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91219" table:style-name="ce38">
            <text:p>91.219</text:p>
          </table:table-cell>
          <table:table-cell office:value-type="percentage" office:value="1" table:style-name="ce39">
            <text:p>100,0%</text:p>
          </table:table-cell>
          <table:table-cell office:value-type="float" office:value="147107" table:style-name="ce38">
            <text:p>147.107</text:p>
          </table:table-cell>
          <table:table-cell office:value-type="percentage" office:value="0.9519578595880438" table:style-name="ce39">
            <text:p>95,2%</text:p>
          </table:table-cell>
          <table:table-cell office:value-type="float" office:value="206660" table:style-name="ce38">
            <text:p>206.660</text:p>
          </table:table-cell>
          <table:table-cell office:value-type="percentage" office:value="0.87906011263675499" table:style-name="ce39">
            <text:p>87,9%</text:p>
          </table:table-cell>
          <table:table-cell office:value-type="float" office:value="268998" table:style-name="ce38">
            <text:p>268.998</text:p>
          </table:table-cell>
          <table:table-cell office:value-type="percentage" office:value="0.76744305473136443" table:style-name="ce39">
            <text:p>76,7%</text:p>
          </table:table-cell>
          <table:table-cell office:value-type="float" office:value="177775" table:style-name="ce38">
            <text:p>177.775</text:p>
          </table:table-cell>
          <table:table-cell office:value-type="percentage" office:value="0.45827275445705862" table:style-name="ce39">
            <text:p>45,8%</text:p>
          </table:table-cell>
          <table:table-cell office:value-type="float" office:value="66657" table:style-name="ce38">
            <text:p>66.657</text:p>
          </table:table-cell>
          <table:table-cell office:value-type="percentage" office:value="0.14996389095744084" table:style-name="ce39">
            <text:p>15,0%</text:p>
          </table:table-cell>
          <table:table-cell office:value-type="float" office:value="9098" table:style-name="ce38">
            <text:p>9.098</text:p>
          </table:table-cell>
          <table:table-cell office:value-type="percentage" office:value="5.5509795666843602E-2" table:style-name="ce39">
            <text:p>5,6%</text:p>
          </table:table-cell>
          <table:table-cell office:value-type="float" office:value="166" table:style-name="ce38">
            <text:p>166</text:p>
          </table:table-cell>
          <table:table-cell office:value-type="percentage" office:value="3.742784992784993E-3" table:style-name="ce39">
            <text:p>0,4%</text:p>
          </table:table-cell>
          <table:table-cell office:value-type="float" office:value="967680" table:style-name="ce38">
            <text:p>967.680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51719023662329844" table:style-name="ce39">
            <text:p>51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2136" table:style-name="ce38">
            <text:p>42.136</text:p>
          </table:table-cell>
          <table:table-cell office:value-type="percentage" office:value="1" table:style-name="ce39">
            <text:p>100,0%</text:p>
          </table:table-cell>
          <table:table-cell office:value-type="float" office:value="55539" table:style-name="ce38">
            <text:p>55.539</text:p>
          </table:table-cell>
          <table:table-cell office:value-type="percentage" office:value="1" table:style-name="ce39">
            <text:p>100,0%</text:p>
          </table:table-cell>
          <table:table-cell office:value-type="float" office:value="73307" table:style-name="ce38">
            <text:p>73.307</text:p>
          </table:table-cell>
          <table:table-cell office:value-type="percentage" office:value="0.94779235891137115" table:style-name="ce39">
            <text:p>94,8%</text:p>
          </table:table-cell>
          <table:table-cell office:value-type="float" office:value="75689" table:style-name="ce38">
            <text:p>75.689</text:p>
          </table:table-cell>
          <table:table-cell office:value-type="percentage" office:value="0.84132541905651148" table:style-name="ce39">
            <text:p>84,1%</text:p>
          </table:table-cell>
          <table:table-cell office:value-type="float" office:value="39133" table:style-name="ce38">
            <text:p>39.133</text:p>
          </table:table-cell>
          <table:table-cell office:value-type="percentage" office:value="0.40025979604987266" table:style-name="ce39">
            <text:p>40,0%</text:p>
          </table:table-cell>
          <table:table-cell office:value-type="float" office:value="13107" table:style-name="ce38">
            <text:p>13.107</text:p>
          </table:table-cell>
          <table:table-cell office:value-type="percentage" office:value="0.13586325565967328" table:style-name="ce39">
            <text:p>13,6%</text:p>
          </table:table-cell>
          <table:table-cell office:value-type="float" office:value="1930" table:style-name="ce38">
            <text:p>1.930</text:p>
          </table:table-cell>
          <table:table-cell office:value-type="percentage" office:value="5.5245455846572207E-2" table:style-name="ce39">
            <text:p>5,5%</text:p>
          </table:table-cell>
          <table:table-cell office:value-type="float" office:value="26" table:style-name="ce38">
            <text:p>26</text:p>
          </table:table-cell>
          <table:table-cell office:value-type="percentage" office:value="2.4094152534519507E-3" table:style-name="ce39">
            <text:p>0,2%</text:p>
          </table:table-cell>
          <table:table-cell office:value-type="float" office:value="300867" table:style-name="ce38">
            <text:p>300.867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60007299794169733" table:style-name="ce39">
            <text:p>60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8318" table:style-name="ce38">
            <text:p>228.318</text:p>
          </table:table-cell>
          <table:table-cell office:value-type="percentage" office:value="1" table:style-name="ce39">
            <text:p>100,0%</text:p>
          </table:table-cell>
          <table:table-cell office:value-type="float" office:value="248298" table:style-name="ce38">
            <text:p>248.298</text:p>
          </table:table-cell>
          <table:table-cell office:value-type="percentage" office:value="1" table:style-name="ce39">
            <text:p>100,0%</text:p>
          </table:table-cell>
          <table:table-cell office:value-type="float" office:value="306408" table:style-name="ce38">
            <text:p>306.408</text:p>
          </table:table-cell>
          <table:table-cell office:value-type="percentage" office:value="0.96180805147924353" table:style-name="ce39">
            <text:p>96,2%</text:p>
          </table:table-cell>
          <table:table-cell office:value-type="float" office:value="330063" table:style-name="ce38">
            <text:p>330.063</text:p>
          </table:table-cell>
          <table:table-cell office:value-type="percentage" office:value="0.86590935921820689" table:style-name="ce39">
            <text:p>86,6%</text:p>
          </table:table-cell>
          <table:table-cell office:value-type="float" office:value="124931" table:style-name="ce38">
            <text:p>124.931</text:p>
          </table:table-cell>
          <table:table-cell office:value-type="percentage" office:value="0.34387360482239443" table:style-name="ce39">
            <text:p>34,4%</text:p>
          </table:table-cell>
          <table:table-cell office:value-type="float" office:value="50446" table:style-name="ce38">
            <text:p>50.446</text:p>
          </table:table-cell>
          <table:table-cell office:value-type="percentage" office:value="0.13429168496852081" table:style-name="ce39">
            <text:p>13,4%</text:p>
          </table:table-cell>
          <table:table-cell office:value-type="float" office:value="9937" table:style-name="ce38">
            <text:p>9.937</text:p>
          </table:table-cell>
          <table:table-cell office:value-type="percentage" office:value="6.880530667072883E-2" table:style-name="ce39">
            <text:p>6,9%</text:p>
          </table:table-cell>
          <table:table-cell office:value-type="float" office:value="132" table:style-name="ce38">
            <text:p>132</text:p>
          </table:table-cell>
          <table:table-cell office:value-type="percentage" office:value="3.2445187297217579E-3" table:style-name="ce39">
            <text:p>0,3%</text:p>
          </table:table-cell>
          <table:table-cell office:value-type="float" office:value="1298533" table:style-name="ce38">
            <text:p>1.298.533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62045475286842533" table:style-name="ce39">
            <text:p>62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7180" table:style-name="ce38">
            <text:p>137.180</text:p>
          </table:table-cell>
          <table:table-cell office:value-type="percentage" office:value="1" table:style-name="ce39">
            <text:p>100,0%</text:p>
          </table:table-cell>
          <table:table-cell office:value-type="float" office:value="156933" table:style-name="ce38">
            <text:p>156.933</text:p>
          </table:table-cell>
          <table:table-cell office:value-type="percentage" office:value="0.98637343574207581" table:style-name="ce39">
            <text:p>98,6%</text:p>
          </table:table-cell>
          <table:table-cell office:value-type="float" office:value="209802" table:style-name="ce38">
            <text:p>209.802</text:p>
          </table:table-cell>
          <table:table-cell office:value-type="percentage" office:value="0.96043837322151215" table:style-name="ce39">
            <text:p>96,0%</text:p>
          </table:table-cell>
          <table:table-cell office:value-type="float" office:value="268422" table:style-name="ce38">
            <text:p>268.422</text:p>
          </table:table-cell>
          <table:table-cell office:value-type="percentage" office:value="0.87297953024281416" table:style-name="ce39">
            <text:p>87,3%</text:p>
          </table:table-cell>
          <table:table-cell office:value-type="float" office:value="185510" table:style-name="ce38">
            <text:p>185.510</text:p>
          </table:table-cell>
          <table:table-cell office:value-type="percentage" office:value="0.56112279003644838" table:style-name="ce39">
            <text:p>56,1%</text:p>
          </table:table-cell>
          <table:table-cell office:value-type="float" office:value="44349" table:style-name="ce38">
            <text:p>44.349</text:p>
          </table:table-cell>
          <table:table-cell office:value-type="percentage" office:value="0.1175555319938504" table:style-name="ce39">
            <text:p>11,8%</text:p>
          </table:table-cell>
          <table:table-cell office:value-type="float" office:value="8450" table:style-name="ce38">
            <text:p>8.450</text:p>
          </table:table-cell>
          <table:table-cell office:value-type="percentage" office:value="5.6514934656696852E-2" table:style-name="ce39">
            <text:p>5,7%</text:p>
          </table:table-cell>
          <table:table-cell office:value-type="float" office:value="125" table:style-name="ce38">
            <text:p>125</text:p>
          </table:table-cell>
          <table:table-cell office:value-type="percentage" office:value="2.9506184496270417E-3" table:style-name="ce39">
            <text:p>0,3%</text:p>
          </table:table-cell>
          <table:table-cell office:value-type="float" office:value="1010771" table:style-name="ce38">
            <text:p>1.010.771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58766985820633455" table:style-name="ce39">
            <text:p>58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54821" table:style-name="ce38">
            <text:p>454.821</text:p>
          </table:table-cell>
          <table:table-cell office:value-type="percentage" office:value="1" table:style-name="ce39">
            <text:p>100,0%</text:p>
          </table:table-cell>
          <table:table-cell office:value-type="float" office:value="609040" table:style-name="ce38">
            <text:p>609.040</text:p>
          </table:table-cell>
          <table:table-cell office:value-type="percentage" office:value="0.95867726966497291" table:style-name="ce39">
            <text:p>95,9%</text:p>
          </table:table-cell>
          <table:table-cell office:value-type="float" office:value="737727" table:style-name="ce38">
            <text:p>737.727</text:p>
          </table:table-cell>
          <table:table-cell office:value-type="percentage" office:value="0.88077971881029249" table:style-name="ce39">
            <text:p>88,1%</text:p>
          </table:table-cell>
          <table:table-cell office:value-type="float" office:value="899368" table:style-name="ce38">
            <text:p>899.368</text:p>
          </table:table-cell>
          <table:table-cell office:value-type="percentage" office:value="0.8237630291817033" table:style-name="ce39">
            <text:p>82,4%</text:p>
          </table:table-cell>
          <table:table-cell office:value-type="float" office:value="634049" table:style-name="ce38">
            <text:p>634.049</text:p>
          </table:table-cell>
          <table:table-cell office:value-type="percentage" office:value="0.48152389776382093" table:style-name="ce39">
            <text:p>48,2%</text:p>
          </table:table-cell>
          <table:table-cell office:value-type="float" office:value="196192" table:style-name="ce38">
            <text:p>196.192</text:p>
          </table:table-cell>
          <table:table-cell office:value-type="percentage" office:value="0.13194957733387766" table:style-name="ce39">
            <text:p>13,2%</text:p>
          </table:table-cell>
          <table:table-cell office:value-type="float" office:value="55659" table:style-name="ce38">
            <text:p>55.659</text:p>
          </table:table-cell>
          <table:table-cell office:value-type="percentage" office:value="0.1000492525830643" table:style-name="ce39">
            <text:p>10,0%</text:p>
          </table:table-cell>
          <table:table-cell office:value-type="float" office:value="1207" table:style-name="ce38">
            <text:p>1.207</text:p>
          </table:table-cell>
          <table:table-cell office:value-type="percentage" office:value="7.5501676424961214E-3" table:style-name="ce39">
            <text:p>0,8%</text:p>
          </table:table-cell>
          <table:table-cell office:value-type="float" office:value="3588063" table:style-name="ce38">
            <text:p>3.588.063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54933418130587974" table:style-name="ce39">
            <text:p>54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94504" table:style-name="ce38">
            <text:p>294.504</text:p>
          </table:table-cell>
          <table:table-cell office:value-type="percentage" office:value="1" table:style-name="ce39">
            <text:p>100,0%</text:p>
          </table:table-cell>
          <table:table-cell office:value-type="float" office:value="428435" table:style-name="ce38">
            <text:p>428.435</text:p>
          </table:table-cell>
          <table:table-cell office:value-type="percentage" office:value="0.97847038564661926" table:style-name="ce39">
            <text:p>97,8%</text:p>
          </table:table-cell>
          <table:table-cell office:value-type="float" office:value="533513" table:style-name="ce38">
            <text:p>533.513</text:p>
          </table:table-cell>
          <table:table-cell office:value-type="percentage" office:value="0.91869687702332248" table:style-name="ce39">
            <text:p>91,9%</text:p>
          </table:table-cell>
          <table:table-cell office:value-type="float" office:value="620861" table:style-name="ce38">
            <text:p>620.861</text:p>
          </table:table-cell>
          <table:table-cell office:value-type="percentage" office:value="0.82524649956003582" table:style-name="ce39">
            <text:p>82,5%</text:p>
          </table:table-cell>
          <table:table-cell office:value-type="float" office:value="306121" table:style-name="ce38">
            <text:p>306.121</text:p>
          </table:table-cell>
          <table:table-cell office:value-type="percentage" office:value="0.35947077694847746" table:style-name="ce39">
            <text:p>35,9%</text:p>
          </table:table-cell>
          <table:table-cell office:value-type="float" office:value="111432" table:style-name="ce38">
            <text:p>111.432</text:p>
          </table:table-cell>
          <table:table-cell office:value-type="percentage" office:value="0.12186631582746323" table:style-name="ce39">
            <text:p>12,2%</text:p>
          </table:table-cell>
          <table:table-cell office:value-type="float" office:value="22738" table:style-name="ce38">
            <text:p>22.738</text:p>
          </table:table-cell>
          <table:table-cell office:value-type="percentage" office:value="6.4443902798483138E-2" table:style-name="ce39">
            <text:p>6,4%</text:p>
          </table:table-cell>
          <table:table-cell office:value-type="float" office:value="259" table:style-name="ce38">
            <text:p>259</text:p>
          </table:table-cell>
          <table:table-cell office:value-type="percentage" office:value="2.5133674271463091E-3" table:style-name="ce39">
            <text:p>0,3%</text:p>
          </table:table-cell>
          <table:table-cell office:value-type="float" office:value="2317863" table:style-name="ce38">
            <text:p>2.317.863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54291342501882622" table:style-name="ce39">
            <text:p>54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7983" table:style-name="ce38">
            <text:p>77.983</text:p>
          </table:table-cell>
          <table:table-cell office:value-type="percentage" office:value="1" table:style-name="ce39">
            <text:p>100,0%</text:p>
          </table:table-cell>
          <table:table-cell office:value-type="float" office:value="95276" table:style-name="ce38">
            <text:p>95.276</text:p>
          </table:table-cell>
          <table:table-cell office:value-type="percentage" office:value="1" table:style-name="ce39">
            <text:p>100,0%</text:p>
          </table:table-cell>
          <table:table-cell office:value-type="float" office:value="126538" table:style-name="ce38">
            <text:p>126.538</text:p>
          </table:table-cell>
          <table:table-cell office:value-type="percentage" office:value="1" table:style-name="ce39">
            <text:p>100,0%</text:p>
          </table:table-cell>
          <table:table-cell office:value-type="float" office:value="152057" table:style-name="ce38">
            <text:p>152.057</text:p>
          </table:table-cell>
          <table:table-cell office:value-type="percentage" office:value="0.89859705937972767" table:style-name="ce39">
            <text:p>89,9%</text:p>
          </table:table-cell>
          <table:table-cell office:value-type="float" office:value="84608" table:style-name="ce38">
            <text:p>84.608</text:p>
          </table:table-cell>
          <table:table-cell office:value-type="percentage" office:value="0.5304776355223394" table:style-name="ce39">
            <text:p>53,0%</text:p>
          </table:table-cell>
          <table:table-cell office:value-type="float" office:value="23922" table:style-name="ce38">
            <text:p>23.922</text:p>
          </table:table-cell>
          <table:table-cell office:value-type="percentage" office:value="0.1244097272784007" table:style-name="ce39">
            <text:p>12,4%</text:p>
          </table:table-cell>
          <table:table-cell office:value-type="float" office:value="2968" table:style-name="ce38">
            <text:p>2.968</text:p>
          </table:table-cell>
          <table:table-cell office:value-type="percentage" office:value="3.9007465040479444E-2" table:style-name="ce39">
            <text:p>3,9%</text:p>
          </table:table-cell>
          <table:table-cell office:value-type="float" office:value="78" table:style-name="ce38">
            <text:p>78</text:p>
          </table:table-cell>
          <table:table-cell office:value-type="percentage" office:value="3.7226172863074501E-3" table:style-name="ce39">
            <text:p>0,4%</text:p>
          </table:table-cell>
          <table:table-cell office:value-type="float" office:value="563430" table:style-name="ce38">
            <text:p>563.430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61832963313736744" table:style-name="ce39">
            <text:p>61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40660" table:style-name="ce38">
            <text:p>240.660</text:p>
          </table:table-cell>
          <table:table-cell office:value-type="percentage" office:value="1" table:style-name="ce39">
            <text:p>100,0%</text:p>
          </table:table-cell>
          <table:table-cell office:value-type="float" office:value="288298" table:style-name="ce38">
            <text:p>288.298</text:p>
          </table:table-cell>
          <table:table-cell office:value-type="percentage" office:value="0.99494757766718889" table:style-name="ce39">
            <text:p>99,5%</text:p>
          </table:table-cell>
          <table:table-cell office:value-type="float" office:value="331610" table:style-name="ce38">
            <text:p>331.610</text:p>
          </table:table-cell>
          <table:table-cell office:value-type="percentage" office:value="0.95584950148013847" table:style-name="ce39">
            <text:p>95,6%</text:p>
          </table:table-cell>
          <table:table-cell office:value-type="float" office:value="367060" table:style-name="ce38">
            <text:p>367.060</text:p>
          </table:table-cell>
          <table:table-cell office:value-type="percentage" office:value="0.90433591449879158" table:style-name="ce39">
            <text:p>90,4%</text:p>
          </table:table-cell>
          <table:table-cell office:value-type="float" office:value="176853" table:style-name="ce38">
            <text:p>176.853</text:p>
          </table:table-cell>
          <table:table-cell office:value-type="percentage" office:value="0.39901764582454352" table:style-name="ce39">
            <text:p>39,9%</text:p>
          </table:table-cell>
          <table:table-cell office:value-type="float" office:value="50987" table:style-name="ce38">
            <text:p>50.987</text:p>
          </table:table-cell>
          <table:table-cell office:value-type="percentage" office:value="0.11437627724700135" table:style-name="ce39">
            <text:p>11,4%</text:p>
          </table:table-cell>
          <table:table-cell office:value-type="float" office:value="6879" table:style-name="ce38">
            <text:p>6.879</text:p>
          </table:table-cell>
          <table:table-cell office:value-type="percentage" office:value="4.503584405381518E-2" table:style-name="ce39">
            <text:p>4,5%</text:p>
          </table:table-cell>
          <table:table-cell office:value-type="float" office:value="55" table:style-name="ce38">
            <text:p>55</text:p>
          </table:table-cell>
          <table:table-cell office:value-type="percentage" office:value="1.2496023992366065E-3" table:style-name="ce39">
            <text:p>0,1%</text:p>
          </table:table-cell>
          <table:table-cell office:value-type="float" office:value="1462402" table:style-name="ce38">
            <text:p>1.462.402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61896867194916882" table:style-name="ce39">
            <text:p>61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3293" table:style-name="ce38">
            <text:p>23.293</text:p>
          </table:table-cell>
          <table:table-cell office:value-type="percentage" office:value="1" table:style-name="ce39">
            <text:p>100,0%</text:p>
          </table:table-cell>
          <table:table-cell office:value-type="float" office:value="28450" table:style-name="ce38">
            <text:p>28.450</text:p>
          </table:table-cell>
          <table:table-cell office:value-type="percentage" office:value="1" table:style-name="ce39">
            <text:p>100,0%</text:p>
          </table:table-cell>
          <table:table-cell office:value-type="float" office:value="35736" table:style-name="ce38">
            <text:p>35.736</text:p>
          </table:table-cell>
          <table:table-cell office:value-type="percentage" office:value="0.9474521448645209" table:style-name="ce39">
            <text:p>94,7%</text:p>
          </table:table-cell>
          <table:table-cell office:value-type="float" office:value="41294" table:style-name="ce38">
            <text:p>41.294</text:p>
          </table:table-cell>
          <table:table-cell office:value-type="percentage" office:value="0.86635615978516278" table:style-name="ce39">
            <text:p>86,6%</text:p>
          </table:table-cell>
          <table:table-cell office:value-type="float" office:value="18606" table:style-name="ce38">
            <text:p>18.606</text:p>
          </table:table-cell>
          <table:table-cell office:value-type="percentage" office:value="0.35140801178537029" table:style-name="ce39">
            <text:p>35,1%</text:p>
          </table:table-cell>
          <table:table-cell office:value-type="float" office:value="7454" table:style-name="ce38">
            <text:p>7.454</text:p>
          </table:table-cell>
          <table:table-cell office:value-type="percentage" office:value="0.13634285087157724" table:style-name="ce39">
            <text:p>13,6%</text:p>
          </table:table-cell>
          <table:table-cell office:value-type="float" office:value="1517" table:style-name="ce38">
            <text:p>1.517</text:p>
          </table:table-cell>
          <table:table-cell office:value-type="percentage" office:value="7.1658006613131792E-2" table:style-name="ce39">
            <text:p>7,2%</text:p>
          </table:table-cell>
          <table:table-cell office:value-type="float" office:value="11" table:style-name="ce38">
            <text:p>11</text:p>
          </table:table-cell>
          <table:table-cell office:value-type="percentage" office:value="1.7499204581609927E-3" table:style-name="ce39">
            <text:p>0,2%</text:p>
          </table:table-cell>
          <table:table-cell office:value-type="float" office:value="156361" table:style-name="ce38">
            <text:p>156.361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57742957590439759" table:style-name="ce39">
            <text:p>57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70680" table:style-name="ce38">
            <text:p>370.680</text:p>
          </table:table-cell>
          <table:table-cell office:value-type="percentage" office:value="1" table:style-name="ce39">
            <text:p>100,0%</text:p>
          </table:table-cell>
          <table:table-cell office:value-type="float" office:value="504100" table:style-name="ce38">
            <text:p>504.100</text:p>
          </table:table-cell>
          <table:table-cell office:value-type="percentage" office:value="0.95821746080926706" table:style-name="ce39">
            <text:p>95,8%</text:p>
          </table:table-cell>
          <table:table-cell office:value-type="float" office:value="651441" table:style-name="ce38">
            <text:p>651.441</text:p>
          </table:table-cell>
          <table:table-cell office:value-type="percentage" office:value="0.92623303944275959" table:style-name="ce39">
            <text:p>92,6%</text:p>
          </table:table-cell>
          <table:table-cell office:value-type="float" office:value="826810" table:style-name="ce38">
            <text:p>826.810</text:p>
          </table:table-cell>
          <table:table-cell office:value-type="percentage" office:value="0.84994289579484839" table:style-name="ce39">
            <text:p>85,0%</text:p>
          </table:table-cell>
          <table:table-cell office:value-type="float" office:value="309653" table:style-name="ce38">
            <text:p>309.653</text:p>
          </table:table-cell>
          <table:table-cell office:value-type="percentage" office:value="0.26557521585013694" table:style-name="ce39">
            <text:p>26,6%</text:p>
          </table:table-cell>
          <table:table-cell office:value-type="float" office:value="177017" table:style-name="ce38">
            <text:p>177.017</text:p>
          </table:table-cell>
          <table:table-cell office:value-type="percentage" office:value="0.13134104881707953" table:style-name="ce39">
            <text:p>13,1%</text:p>
          </table:table-cell>
          <table:table-cell office:value-type="float" office:value="34921" table:style-name="ce38">
            <text:p>34.921</text:p>
          </table:table-cell>
          <table:table-cell office:value-type="percentage" office:value="7.2795153799331269E-2" table:style-name="ce39">
            <text:p>7,3%</text:p>
          </table:table-cell>
          <table:table-cell office:value-type="float" office:value="516" table:style-name="ce38">
            <text:p>516</text:p>
          </table:table-cell>
          <table:table-cell office:value-type="percentage" office:value="3.7979994258838076E-3" table:style-name="ce39">
            <text:p>0,4%</text:p>
          </table:table-cell>
          <table:table-cell office:value-type="float" office:value="2875138" table:style-name="ce38">
            <text:p>2.875.138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50479780701777488" table:style-name="ce39">
            <text:p>50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3224" table:style-name="ce38">
            <text:p>73.224</text:p>
          </table:table-cell>
          <table:table-cell office:value-type="percentage" office:value="1" table:style-name="ce39">
            <text:p>100,0%</text:p>
          </table:table-cell>
          <table:table-cell office:value-type="float" office:value="100890" table:style-name="ce38">
            <text:p>100.890</text:p>
          </table:table-cell>
          <table:table-cell office:value-type="percentage" office:value="0.98047600073858832" table:style-name="ce39">
            <text:p>98,0%</text:p>
          </table:table-cell>
          <table:table-cell office:value-type="float" office:value="133912" table:style-name="ce38">
            <text:p>133.912</text:p>
          </table:table-cell>
          <table:table-cell office:value-type="percentage" office:value="0.91153026703605633" table:style-name="ce39">
            <text:p>91,2%</text:p>
          </table:table-cell>
          <table:table-cell office:value-type="float" office:value="182922" table:style-name="ce38">
            <text:p>182.922</text:p>
          </table:table-cell>
          <table:table-cell office:value-type="percentage" office:value="0.85775781220692504" table:style-name="ce39">
            <text:p>85,8%</text:p>
          </table:table-cell>
          <table:table-cell office:value-type="float" office:value="151164" table:style-name="ce38">
            <text:p>151.164</text:p>
          </table:table-cell>
          <table:table-cell office:value-type="percentage" office:value="0.59476622717454175" table:style-name="ce39">
            <text:p>59,5%</text:p>
          </table:table-cell>
          <table:table-cell office:value-type="float" office:value="33135" table:style-name="ce38">
            <text:p>33.135</text:p>
          </table:table-cell>
          <table:table-cell office:value-type="percentage" office:value="0.11152510198311726" table:style-name="ce39">
            <text:p>11,2%</text:p>
          </table:table-cell>
          <table:table-cell office:value-type="float" office:value="7962" table:style-name="ce38">
            <text:p>7.962</text:p>
          </table:table-cell>
          <table:table-cell office:value-type="percentage" office:value="6.7095317147985542E-2" table:style-name="ce39">
            <text:p>6,7%</text:p>
          </table:table-cell>
          <table:table-cell office:value-type="float" office:value="160" table:style-name="ce38">
            <text:p>160</text:p>
          </table:table-cell>
          <table:table-cell office:value-type="percentage" office:value="4.6093569946992399E-3" table:style-name="ce39">
            <text:p>0,5%</text:p>
          </table:table-cell>
          <table:table-cell office:value-type="float" office:value="683369" table:style-name="ce38">
            <text:p>683.369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55222674485789258" table:style-name="ce39">
            <text:p>55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2359" table:style-name="ce38">
            <text:p>42.359</text:p>
          </table:table-cell>
          <table:table-cell office:value-type="percentage" office:value="1" table:style-name="ce39">
            <text:p>100,0%</text:p>
          </table:table-cell>
          <table:table-cell office:value-type="float" office:value="55576" table:style-name="ce38">
            <text:p>55.576</text:p>
          </table:table-cell>
          <table:table-cell office:value-type="percentage" office:value="0.99612847720103237" table:style-name="ce39">
            <text:p>99,6%</text:p>
          </table:table-cell>
          <table:table-cell office:value-type="float" office:value="68701" table:style-name="ce38">
            <text:p>68.701</text:p>
          </table:table-cell>
          <table:table-cell office:value-type="percentage" office:value="0.93035317696766151" table:style-name="ce39">
            <text:p>93,0%</text:p>
          </table:table-cell>
          <table:table-cell office:value-type="float" office:value="86022" table:style-name="ce38">
            <text:p>86.022</text:p>
          </table:table-cell>
          <table:table-cell office:value-type="percentage" office:value="0.88963120772747017" table:style-name="ce39">
            <text:p>89,0%</text:p>
          </table:table-cell>
          <table:table-cell office:value-type="float" office:value="59794" table:style-name="ce38">
            <text:p>59.794</text:p>
          </table:table-cell>
          <table:table-cell office:value-type="percentage" office:value="0.55363789559452603" table:style-name="ce39">
            <text:p>55,4%</text:p>
          </table:table-cell>
          <table:table-cell office:value-type="float" office:value="15787" table:style-name="ce38">
            <text:p>15.787</text:p>
          </table:table-cell>
          <table:table-cell office:value-type="percentage" office:value="0.13724723106080364" table:style-name="ce39">
            <text:p>13,7%</text:p>
          </table:table-cell>
          <table:table-cell office:value-type="float" office:value="3842" table:style-name="ce38">
            <text:p>3.842</text:p>
          </table:table-cell>
          <table:table-cell office:value-type="percentage" office:value="7.9208329038243486E-2" table:style-name="ce39">
            <text:p>7,9%</text:p>
          </table:table-cell>
          <table:table-cell office:value-type="float" office:value="19" table:style-name="ce38">
            <text:p>19</text:p>
          </table:table-cell>
          <table:table-cell office:value-type="percentage" office:value="1.3663166978282756E-3" table:style-name="ce39">
            <text:p>0,1%</text:p>
          </table:table-cell>
          <table:table-cell office:value-type="float" office:value="332100" table:style-name="ce38">
            <text:p>332.100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60061309195475054" table:style-name="ce39">
            <text:p>60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61931" table:style-name="ce38">
            <text:p>161.931</text:p>
          </table:table-cell>
          <table:table-cell office:value-type="percentage" office:value="1" table:style-name="ce39">
            <text:p>100,0%</text:p>
          </table:table-cell>
          <table:table-cell office:value-type="float" office:value="209960" table:style-name="ce38">
            <text:p>209.960</text:p>
          </table:table-cell>
          <table:table-cell office:value-type="percentage" office:value="0.98535298783091874" table:style-name="ce39">
            <text:p>98,5%</text:p>
          </table:table-cell>
          <table:table-cell office:value-type="float" office:value="266179" table:style-name="ce38">
            <text:p>266.179</text:p>
          </table:table-cell>
          <table:table-cell office:value-type="percentage" office:value="0.95023543565413271" table:style-name="ce39">
            <text:p>95,0%</text:p>
          </table:table-cell>
          <table:table-cell office:value-type="float" office:value="291448" table:style-name="ce38">
            <text:p>291.448</text:p>
          </table:table-cell>
          <table:table-cell office:value-type="percentage" office:value="0.85725799098174293" table:style-name="ce39">
            <text:p>85,7%</text:p>
          </table:table-cell>
          <table:table-cell office:value-type="float" office:value="119016" table:style-name="ce38">
            <text:p>119.016</text:p>
          </table:table-cell>
          <table:table-cell office:value-type="percentage" office:value="0.32865273255958444" table:style-name="ce39">
            <text:p>32,9%</text:p>
          </table:table-cell>
          <table:table-cell office:value-type="float" office:value="52232" table:style-name="ce38">
            <text:p>52.232</text:p>
          </table:table-cell>
          <table:table-cell office:value-type="percentage" office:value="0.14400247025220833" table:style-name="ce39">
            <text:p>14,4%</text:p>
          </table:table-cell>
          <table:table-cell office:value-type="float" office:value="13131" table:style-name="ce38">
            <text:p>13.131</text:p>
          </table:table-cell>
          <table:table-cell office:value-type="percentage" office:value="9.3576961724022439E-2" table:style-name="ce39">
            <text:p>9,4%</text:p>
          </table:table-cell>
          <table:table-cell office:value-type="float" office:value="64" table:style-name="ce38">
            <text:p>64</text:p>
          </table:table-cell>
          <table:table-cell office:value-type="percentage" office:value="1.530221882172915E-3" table:style-name="ce39">
            <text:p>0,2%</text:p>
          </table:table-cell>
          <table:table-cell office:value-type="float" office:value="1113961" table:style-name="ce38">
            <text:p>1.113.961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58687503391508344" table:style-name="ce39">
            <text:p>58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359" table:style-name="ce38">
            <text:p>2.359</text:p>
          </table:table-cell>
          <table:table-cell office:value-type="percentage" office:value="0.90556621880998078" table:style-name="ce39">
            <text:p>90,6%</text:p>
          </table:table-cell>
          <table:table-cell office:value-type="float" office:value="3772" table:style-name="ce38">
            <text:p>3.772</text:p>
          </table:table-cell>
          <table:table-cell office:value-type="percentage" office:value="0.87355257063455305" table:style-name="ce39">
            <text:p>87,4%</text:p>
          </table:table-cell>
          <table:table-cell office:value-type="float" office:value="6994" table:style-name="ce38">
            <text:p>6.994</text:p>
          </table:table-cell>
          <table:table-cell office:value-type="percentage" office:value="0.89016163930253278" table:style-name="ce39">
            <text:p>89,0%</text:p>
          </table:table-cell>
          <table:table-cell office:value-type="float" office:value="9438" table:style-name="ce38">
            <text:p>9.438</text:p>
          </table:table-cell>
          <table:table-cell office:value-type="percentage" office:value="0.81671858774662509" table:style-name="ce39">
            <text:p>81,7%</text:p>
          </table:table-cell>
          <table:table-cell office:value-type="float" office:value="9028" table:style-name="ce38">
            <text:p>9.028</text:p>
          </table:table-cell>
          <table:table-cell office:value-type="percentage" office:value="0.71412751146970421" table:style-name="ce39">
            <text:p>71,4%</text:p>
          </table:table-cell>
          <table:table-cell office:value-type="float" office:value="4204" table:style-name="ce38">
            <text:p>4.204</text:p>
          </table:table-cell>
          <table:table-cell office:value-type="percentage" office:value="0.24127640036730946" table:style-name="ce39">
            <text:p>24,1%</text:p>
          </table:table-cell>
          <table:table-cell office:value-type="float" office:value="606" table:style-name="ce38">
            <text:p>606</text:p>
          </table:table-cell>
          <table:table-cell office:value-type="percentage" office:value="7.9936683814800152E-2" table:style-name="ce39">
            <text:p>8,0%</text:p>
          </table:table-cell>
          <table:table-cell office:value-type="float" office:value="11" table:style-name="ce38">
            <text:p>11</text:p>
          </table:table-cell>
          <table:table-cell office:value-type="percentage" office:value="5.0574712643678158E-3" table:style-name="ce39">
            <text:p>0,5%</text:p>
          </table:table-cell>
          <table:table-cell office:value-type="float" office:value="36412" table:style-name="ce38">
            <text:p>36.412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55037939478218811" table:style-name="ce39">
            <text:p>55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945" table:style-name="ce38">
            <text:p>1.945</text:p>
          </table:table-cell>
          <table:table-cell office:value-type="percentage" office:value="0.82801191996594292" table:style-name="ce39">
            <text:p>82,8%</text:p>
          </table:table-cell>
          <table:table-cell office:value-type="float" office:value="3159" table:style-name="ce38">
            <text:p>3.159</text:p>
          </table:table-cell>
          <table:table-cell office:value-type="percentage" office:value="0.84284951974386335" table:style-name="ce39">
            <text:p>84,3%</text:p>
          </table:table-cell>
          <table:table-cell office:value-type="float" office:value="6543" table:style-name="ce38">
            <text:p>6.543</text:p>
          </table:table-cell>
          <table:table-cell office:value-type="percentage" office:value="0.83595247221157531" table:style-name="ce39">
            <text:p>83,6%</text:p>
          </table:table-cell>
          <table:table-cell office:value-type="float" office:value="8621" table:style-name="ce38">
            <text:p>8.621</text:p>
          </table:table-cell>
          <table:table-cell office:value-type="percentage" office:value="0.76298787503318877" table:style-name="ce39">
            <text:p>76,3%</text:p>
          </table:table-cell>
          <table:table-cell office:value-type="float" office:value="8427" table:style-name="ce38">
            <text:p>8.427</text:p>
          </table:table-cell>
          <table:table-cell office:value-type="percentage" office:value="0.70213297783702722" table:style-name="ce39">
            <text:p>70,2%</text:p>
          </table:table-cell>
          <table:table-cell office:value-type="float" office:value="4605" table:style-name="ce38">
            <text:p>4.605</text:p>
          </table:table-cell>
          <table:table-cell office:value-type="percentage" office:value="0.25451832200298458" table:style-name="ce39">
            <text:p>25,5%</text:p>
          </table:table-cell>
          <table:table-cell office:value-type="float" office:value="333" table:style-name="ce38">
            <text:p>333</text:p>
          </table:table-cell>
          <table:table-cell office:value-type="percentage" office:value="3.9011246485473293E-2" table:style-name="ce39">
            <text:p>3,9%</text:p>
          </table:table-cell>
          <table:table-cell office:value-type="float" office:value="7" table:style-name="ce38">
            <text:p>7</text:p>
          </table:table-cell>
          <table:table-cell office:value-type="percentage" office:value="3.0120481927710845E-3" table:style-name="ce39">
            <text:p>0,3%</text:p>
          </table:table-cell>
          <table:table-cell office:value-type="float" office:value="33640" table:style-name="ce38">
            <text:p>33.640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50832602979842245" table:style-name="ce39">
            <text:p>50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Fuerzas Armadas</text:p>
          </table:table-cell>
          <table:table-cell office:value-type="float" office:value="30" table:style-name="ce38">
            <text:p>30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3325" table:style-name="ce38">
            <text:p>3.325</text:p>
          </table:table-cell>
          <table:table-cell office:value-type="string" table:style-name="ce39">
            <text:p>-</text:p>
          </table:table-cell>
          <table:table-cell office:value-type="float" office:value="8818" table:style-name="ce38">
            <text:p>8.818</text:p>
          </table:table-cell>
          <table:table-cell office:value-type="string" table:style-name="ce39">
            <text:p>-</text:p>
          </table:table-cell>
          <table:table-cell office:value-type="float" office:value="18891" table:style-name="ce38">
            <text:p>18.891</text:p>
          </table:table-cell>
          <table:table-cell office:value-type="string" table:style-name="ce39">
            <text:p>-</text:p>
          </table:table-cell>
          <table:table-cell office:value-type="float" office:value="35892" table:style-name="ce38">
            <text:p>35.892</text:p>
          </table:table-cell>
          <table:table-cell office:value-type="string" table:style-name="ce39">
            <text:p>-</text:p>
          </table:table-cell>
          <table:table-cell office:value-type="float" office:value="9412" table:style-name="ce38">
            <text:p>9.412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76394" table:style-name="ce38">
            <text:p>76.394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Sanidad Exterior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8" table:style-name="ce38">
            <text:p>8</text:p>
          </table:table-cell>
          <table:table-cell office:value-type="string" table:style-name="ce39">
            <text:p>-</text:p>
          </table:table-cell>
          <table:table-cell office:value-type="float" office:value="47" table:style-name="ce38">
            <text:p>47</text:p>
          </table:table-cell>
          <table:table-cell office:value-type="string" table:style-name="ce39">
            <text:p>-</text:p>
          </table:table-cell>
          <table:table-cell office:value-type="float" office:value="186" table:style-name="ce38">
            <text:p>186</text:p>
          </table:table-cell>
          <table:table-cell office:value-type="string" table:style-name="ce39">
            <text:p>-</text:p>
          </table:table-cell>
          <table:table-cell office:value-type="float" office:value="266" table:style-name="ce38">
            <text:p>266</text:p>
          </table:table-cell>
          <table:table-cell office:value-type="string" table:style-name="ce39">
            <text:p>-</text:p>
          </table:table-cell>
          <table:table-cell office:value-type="float" office:value="57" table:style-name="ce38">
            <text:p>57</text:p>
          </table:table-cell>
          <table:table-cell office:value-type="string" table:style-name="ce39">
            <text:p>-</text:p>
          </table:table-cell>
          <table:table-cell office:value-type="float" office:value="1" table:style-name="ce38">
            <text:p>1</text:p>
          </table:table-cell>
          <table:table-cell office:value-type="string" table:style-name="ce39">
            <text:p>-</text:p>
          </table:table-cell>
          <table:table-cell office:value-type="float" office:value="565" table:style-name="ce38">
            <text:p>56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41"/>
        </table:table-row>
        <table:table-row table:style-name="ro7">
          <table:table-cell office:value-type="string" table:style-name="ce42">
            <text:p>Total España</text:p>
          </table:table-cell>
          <table:table-cell office:value-type="float" office:value="2913061" table:style-name="ce43">
            <text:p>2.913.061</text:p>
          </table:table-cell>
          <table:table-cell office:value-type="percentage" office:value="1" table:style-name="ce44">
            <text:p>100,0%</text:p>
          </table:table-cell>
          <table:table-cell office:value-type="float" office:value="3885726" table:style-name="ce43">
            <text:p>3.885.726</text:p>
          </table:table-cell>
          <table:table-cell office:value-type="percentage" office:value="0.98123278902133693" table:style-name="ce44">
            <text:p>98,1%</text:p>
          </table:table-cell>
          <table:table-cell office:value-type="float" office:value="4948445" table:style-name="ce43">
            <text:p>4.948.445</text:p>
          </table:table-cell>
          <table:table-cell office:value-type="percentage" office:value="0.92719842248040374" table:style-name="ce44">
            <text:p>92,7%</text:p>
          </table:table-cell>
          <table:table-cell office:value-type="float" office:value="5981912" table:style-name="ce43">
            <text:p>5.981.912</text:p>
          </table:table-cell>
          <table:table-cell office:value-type="percentage" office:value="0.85051212047364355" table:style-name="ce44">
            <text:p>85,1%</text:p>
          </table:table-cell>
          <table:table-cell office:value-type="float" office:value="3504040" table:style-name="ce43">
            <text:p>3.504.040</text:p>
          </table:table-cell>
          <table:table-cell office:value-type="percentage" office:value="0.44401378302394012" table:style-name="ce44">
            <text:p>44,4%</text:p>
          </table:table-cell>
          <table:table-cell office:value-type="float" office:value="1196032" table:style-name="ce43">
            <text:p>1.196.032</text:p>
          </table:table-cell>
          <table:table-cell office:value-type="percentage" office:value="0.13569105742709411" table:style-name="ce44">
            <text:p>13,6%</text:p>
          </table:table-cell>
          <table:table-cell office:value-type="float" office:value="251991" table:style-name="ce43">
            <text:p>251.991</text:p>
          </table:table-cell>
          <table:table-cell office:value-type="percentage" office:value="7.6123335082420043E-2" table:style-name="ce44">
            <text:p>7,6%</text:p>
          </table:table-cell>
          <table:table-cell office:value-type="float" office:value="3704" table:style-name="ce43">
            <text:p>3.704</text:p>
          </table:table-cell>
          <table:table-cell office:value-type="percentage" office:value="3.9028543310197891E-3" table:style-name="ce44">
            <text:p>0,4%</text:p>
          </table:table-cell>
          <table:table-cell office:value-type="float" office:value="22684911" table:style-name="ce43">
            <text:p>22.684.911</text:p>
          </table:table-cell>
          <table:table-cell office:value-type="float" office:value="40129822" table:style-name="ce43">
            <text:p>40.129.822</text:p>
          </table:table-cell>
          <table:table-cell office:value-type="percentage" office:value="0.565288104193435" table:style-name="ce44">
            <text:p>56,5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4">
          <table:table-cell table:number-columns-repeated="16384"/>
        </table:table-row>
      </table:table>
      <table:table table:name="Etarios_con_pauta_completa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41"/>
        <table:table-column table:style-name="co3" table:default-cell-style-name="ce45"/>
        <table:table-column table:style-name="co3" table:default-cell-style-name="ce21"/>
        <table:table-column table:style-name="co3" table:default-cell-style-name="ce45"/>
        <table:table-column table:style-name="co3" table:number-columns-repeated="2" table:default-cell-style-name="ce21"/>
        <table:table-column table:style-name="co3" table:default-cell-style-name="ce45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5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22618" table:style-name="ce35">
            <text:p>422.618</text:p>
          </table:table-cell>
          <table:table-cell office:value-type="percentage" office:value="1" table:style-name="ce36">
            <text:p>100,0%</text:p>
          </table:table-cell>
          <table:table-cell office:value-type="float" office:value="631433" table:style-name="ce35">
            <text:p>631.433</text:p>
          </table:table-cell>
          <table:table-cell office:value-type="percentage" office:value="0.97086630759508652" table:style-name="ce36">
            <text:p>97,1%</text:p>
          </table:table-cell>
          <table:table-cell office:value-type="float" office:value="236774" table:style-name="ce35">
            <text:p>236.774</text:p>
          </table:table-cell>
          <table:table-cell office:value-type="percentage" office:value="0.25844542415136434" table:style-name="ce36">
            <text:p>25,8%</text:p>
          </table:table-cell>
          <table:table-cell office:value-type="float" office:value="676966" table:style-name="ce35">
            <text:p>676.966</text:p>
          </table:table-cell>
          <table:table-cell office:value-type="percentage" office:value="0.53514210436032283" table:style-name="ce36">
            <text:p>53,5%</text:p>
          </table:table-cell>
          <table:table-cell office:value-type="float" office:value="182514" table:style-name="ce35">
            <text:p>182.514</text:p>
          </table:table-cell>
          <table:table-cell office:value-type="percentage" office:value="0.13176821546818529" table:style-name="ce36">
            <text:p>13,2%</text:p>
          </table:table-cell>
          <table:table-cell office:value-type="float" office:value="165453" table:style-name="ce35">
            <text:p>165.453</text:p>
          </table:table-cell>
          <table:table-cell office:value-type="percentage" office:value="0.10186317889854316" table:style-name="ce36">
            <text:p>10,2%</text:p>
          </table:table-cell>
          <table:table-cell office:value-type="float" office:value="30642" table:style-name="ce35">
            <text:p>30.642</text:p>
          </table:table-cell>
          <table:table-cell office:value-type="percentage" office:value="4.8960926489903266E-2" table:style-name="ce36">
            <text:p>4,9%</text:p>
          </table:table-cell>
          <table:table-cell office:value-type="float" office:value="500" table:style-name="ce35">
            <text:p>500</text:p>
          </table:table-cell>
          <table:table-cell office:value-type="percentage" office:value="2.7484457539261545E-3" table:style-name="ce36">
            <text:p>0,3%</text:p>
          </table:table-cell>
          <table:table-cell office:value-type="float" office:value="2346900" table:style-name="ce35">
            <text:p>2.346.900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33231792923832798" table:style-name="ce36">
            <text:p>33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98715" table:style-name="ce38">
            <text:p>98.715</text:p>
          </table:table-cell>
          <table:table-cell office:value-type="percentage" office:value="0.99906889188012993" table:style-name="ce39">
            <text:p>99,9%</text:p>
          </table:table-cell>
          <table:table-cell office:value-type="float" office:value="115696" table:style-name="ce38">
            <text:p>115.696</text:p>
          </table:table-cell>
          <table:table-cell office:value-type="percentage" office:value="0.97260308520028582" table:style-name="ce39">
            <text:p>97,3%</text:p>
          </table:table-cell>
          <table:table-cell office:value-type="float" office:value="47985" table:style-name="ce38">
            <text:p>47.985</text:p>
          </table:table-cell>
          <table:table-cell office:value-type="percentage" office:value="0.30687421258961289" table:style-name="ce39">
            <text:p>30,7%</text:p>
          </table:table-cell>
          <table:table-cell office:value-type="float" office:value="100532" table:style-name="ce38">
            <text:p>100.532</text:p>
          </table:table-cell>
          <table:table-cell office:value-type="percentage" office:value="0.50705617705506745" table:style-name="ce39">
            <text:p>50,7%</text:p>
          </table:table-cell>
          <table:table-cell office:value-type="float" office:value="37997" table:style-name="ce38">
            <text:p>37.997</text:p>
          </table:table-cell>
          <table:table-cell office:value-type="percentage" office:value="0.17677709904486305" table:style-name="ce39">
            <text:p>17,7%</text:p>
          </table:table-cell>
          <table:table-cell office:value-type="float" office:value="27018" table:style-name="ce38">
            <text:p>27.018</text:p>
          </table:table-cell>
          <table:table-cell office:value-type="percentage" office:value="0.11689019641775547" table:style-name="ce39">
            <text:p>11,7%</text:p>
          </table:table-cell>
          <table:table-cell office:value-type="float" office:value="6514" table:style-name="ce38">
            <text:p>6.514</text:p>
          </table:table-cell>
          <table:table-cell office:value-type="percentage" office:value="7.3043283247364879E-2" table:style-name="ce39">
            <text:p>7,3%</text:p>
          </table:table-cell>
          <table:table-cell office:value-type="float" office:value="59" table:style-name="ce38">
            <text:p>59</text:p>
          </table:table-cell>
          <table:table-cell office:value-type="percentage" office:value="2.3500358480044612E-3" table:style-name="ce39">
            <text:p>0,2%</text:p>
          </table:table-cell>
          <table:table-cell office:value-type="float" office:value="434516" table:style-name="ce38">
            <text:p>434.516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38358916773485036" table:style-name="ce39">
            <text:p>38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6932" table:style-name="ce38">
            <text:p>86.932</text:p>
          </table:table-cell>
          <table:table-cell office:value-type="percentage" office:value="0.98982078200077428" table:style-name="ce39">
            <text:p>99,0%</text:p>
          </table:table-cell>
          <table:table-cell office:value-type="float" office:value="111038" table:style-name="ce38">
            <text:p>111.038</text:p>
          </table:table-cell>
          <table:table-cell office:value-type="percentage" office:value="1" table:style-name="ce39">
            <text:p>100,0%</text:p>
          </table:table-cell>
          <table:table-cell office:value-type="float" office:value="33939" table:style-name="ce38">
            <text:p>33.939</text:p>
          </table:table-cell>
          <table:table-cell office:value-type="percentage" office:value="0.22678614385374068" table:style-name="ce39">
            <text:p>22,7%</text:p>
          </table:table-cell>
          <table:table-cell office:value-type="float" office:value="90234" table:style-name="ce38">
            <text:p>90.234</text:p>
          </table:table-cell>
          <table:table-cell office:value-type="percentage" office:value="0.55479110947154842" table:style-name="ce39">
            <text:p>55,5%</text:p>
          </table:table-cell>
          <table:table-cell office:value-type="float" office:value="28935" table:style-name="ce38">
            <text:p>28.935</text:p>
          </table:table-cell>
          <table:table-cell office:value-type="percentage" office:value="0.17327073589910955" table:style-name="ce39">
            <text:p>17,3%</text:p>
          </table:table-cell>
          <table:table-cell office:value-type="float" office:value="19935" table:style-name="ce38">
            <text:p>19.935</text:p>
          </table:table-cell>
          <table:table-cell office:value-type="percentage" office:value="0.12852832329692718" table:style-name="ce39">
            <text:p>12,9%</text:p>
          </table:table-cell>
          <table:table-cell office:value-type="float" office:value="4559" table:style-name="ce38">
            <text:p>4.559</text:p>
          </table:table-cell>
          <table:table-cell office:value-type="percentage" office:value="8.4146994222853877E-2" table:style-name="ce39">
            <text:p>8,4%</text:p>
          </table:table-cell>
          <table:table-cell office:value-type="float" office:value="46" table:style-name="ce38">
            <text:p>46</text:p>
          </table:table-cell>
          <table:table-cell office:value-type="percentage" office:value="2.9557283300134934E-3" table:style-name="ce39">
            <text:p>0,3%</text:p>
          </table:table-cell>
          <table:table-cell office:value-type="float" office:value="375618" table:style-name="ce38">
            <text:p>375.618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41679344081117697" table:style-name="ce39">
            <text:p>41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49723" table:style-name="ce38">
            <text:p>49.723</text:p>
          </table:table-cell>
          <table:table-cell office:value-type="percentage" office:value="1" table:style-name="ce39">
            <text:p>100,0%</text:p>
          </table:table-cell>
          <table:table-cell office:value-type="float" office:value="75494" table:style-name="ce38">
            <text:p>75.494</text:p>
          </table:table-cell>
          <table:table-cell office:value-type="percentage" office:value="0.93762730388991011" table:style-name="ce39">
            <text:p>93,8%</text:p>
          </table:table-cell>
          <table:table-cell office:value-type="float" office:value="13623" table:style-name="ce38">
            <text:p>13.623</text:p>
          </table:table-cell>
          <table:table-cell office:value-type="percentage" office:value="0.11620646416050362" table:style-name="ce39">
            <text:p>11,6%</text:p>
          </table:table-cell>
          <table:table-cell office:value-type="float" office:value="93782" table:style-name="ce38">
            <text:p>93.782</text:p>
          </table:table-cell>
          <table:table-cell office:value-type="percentage" office:value="0.56564352792873207" table:style-name="ce39">
            <text:p>56,6%</text:p>
          </table:table-cell>
          <table:table-cell office:value-type="float" office:value="37773" table:style-name="ce38">
            <text:p>37.773</text:p>
          </table:table-cell>
          <table:table-cell office:value-type="percentage" office:value="0.18321110529072812" table:style-name="ce39">
            <text:p>18,3%</text:p>
          </table:table-cell>
          <table:table-cell office:value-type="float" office:value="23905" table:style-name="ce38">
            <text:p>23.905</text:p>
          </table:table-cell>
          <table:table-cell office:value-type="percentage" office:value="9.2697435261088409E-2" table:style-name="ce39">
            <text:p>9,3%</text:p>
          </table:table-cell>
          <table:table-cell office:value-type="float" office:value="3865" table:style-name="ce38">
            <text:p>3.865</text:p>
          </table:table-cell>
          <table:table-cell office:value-type="percentage" office:value="4.5026153613159522E-2" table:style-name="ce39">
            <text:p>4,5%</text:p>
          </table:table-cell>
          <table:table-cell office:value-type="float" office:value="40" table:style-name="ce38">
            <text:p>40</text:p>
          </table:table-cell>
          <table:table-cell office:value-type="percentage" office:value="1.7167381974248926E-3" table:style-name="ce39">
            <text:p>0,2%</text:p>
          </table:table-cell>
          <table:table-cell office:value-type="float" office:value="298205" table:style-name="ce38">
            <text:p>298.205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30235359365858949" table:style-name="ce39">
            <text:p>30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88350" table:style-name="ce38">
            <text:p>88.350</text:p>
          </table:table-cell>
          <table:table-cell office:value-type="percentage" office:value="0.97909925085331795" table:style-name="ce39">
            <text:p>97,9%</text:p>
          </table:table-cell>
          <table:table-cell office:value-type="float" office:value="142106" table:style-name="ce38">
            <text:p>142.106</text:p>
          </table:table-cell>
          <table:table-cell office:value-type="percentage" office:value="0.91959542098349201" table:style-name="ce39">
            <text:p>92,0%</text:p>
          </table:table-cell>
          <table:table-cell office:value-type="float" office:value="57575" table:style-name="ce38">
            <text:p>57.575</text:p>
          </table:table-cell>
          <table:table-cell office:value-type="percentage" office:value="0.24490412264134892" table:style-name="ce39">
            <text:p>24,5%</text:p>
          </table:table-cell>
          <table:table-cell office:value-type="float" office:value="175206" table:style-name="ce38">
            <text:p>175.206</text:p>
          </table:table-cell>
          <table:table-cell office:value-type="percentage" office:value="0.49985735153147398" table:style-name="ce39">
            <text:p>50,0%</text:p>
          </table:table-cell>
          <table:table-cell office:value-type="float" office:value="68876" table:style-name="ce38">
            <text:p>68.876</text:p>
          </table:table-cell>
          <table:table-cell office:value-type="percentage" office:value="0.17755024179994019" table:style-name="ce39">
            <text:p>17,8%</text:p>
          </table:table-cell>
          <table:table-cell office:value-type="float" office:value="36627" table:style-name="ce38">
            <text:p>36.627</text:p>
          </table:table-cell>
          <table:table-cell office:value-type="percentage" office:value="8.2402859926162073E-2" table:style-name="ce39">
            <text:p>8,2%</text:p>
          </table:table-cell>
          <table:table-cell office:value-type="float" office:value="6568" table:style-name="ce38">
            <text:p>6.568</text:p>
          </table:table-cell>
          <table:table-cell office:value-type="percentage" office:value="4.0073459874678918E-2" table:style-name="ce39">
            <text:p>4,0%</text:p>
          </table:table-cell>
          <table:table-cell office:value-type="float" office:value="74" table:style-name="ce38">
            <text:p>74</text:p>
          </table:table-cell>
          <table:table-cell office:value-type="percentage" office:value="1.6684704184704185E-3" table:style-name="ce39">
            <text:p>0,2%</text:p>
          </table:table-cell>
          <table:table-cell office:value-type="float" office:value="575382" table:style-name="ce38">
            <text:p>575.382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30752103249915957" table:style-name="ce39">
            <text:p>30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1559" table:style-name="ce38">
            <text:p>41.559</text:p>
          </table:table-cell>
          <table:table-cell office:value-type="percentage" office:value="1" table:style-name="ce39">
            <text:p>100,0%</text:p>
          </table:table-cell>
          <table:table-cell office:value-type="float" office:value="54889" table:style-name="ce38">
            <text:p>54.889</text:p>
          </table:table-cell>
          <table:table-cell office:value-type="percentage" office:value="1" table:style-name="ce39">
            <text:p>100,0%</text:p>
          </table:table-cell>
          <table:table-cell office:value-type="float" office:value="26463" table:style-name="ce38">
            <text:p>26.463</text:p>
          </table:table-cell>
          <table:table-cell office:value-type="percentage" office:value="0.34214234921455816" table:style-name="ce39">
            <text:p>34,2%</text:p>
          </table:table-cell>
          <table:table-cell office:value-type="float" office:value="34749" table:style-name="ce38">
            <text:p>34.749</text:p>
          </table:table-cell>
          <table:table-cell office:value-type="percentage" office:value="0.3862545018007203" table:style-name="ce39">
            <text:p>38,6%</text:p>
          </table:table-cell>
          <table:table-cell office:value-type="float" office:value="9917" table:style-name="ce38">
            <text:p>9.917</text:p>
          </table:table-cell>
          <table:table-cell office:value-type="percentage" office:value="0.10143296955067557" table:style-name="ce39">
            <text:p>10,1%</text:p>
          </table:table-cell>
          <table:table-cell office:value-type="float" office:value="7644" table:style-name="ce38">
            <text:p>7.644</text:p>
          </table:table-cell>
          <table:table-cell office:value-type="percentage" office:value="7.9235425823036734E-2" table:style-name="ce39">
            <text:p>7,9%</text:p>
          </table:table-cell>
          <table:table-cell office:value-type="float" office:value="1391" table:style-name="ce38">
            <text:p>1.391</text:p>
          </table:table-cell>
          <table:table-cell office:value-type="percentage" office:value="3.9816802633462142E-2" table:style-name="ce39">
            <text:p>4,0%</text:p>
          </table:table-cell>
          <table:table-cell office:value-type="float" office:value="8" table:style-name="ce38">
            <text:p>8</text:p>
          </table:table-cell>
          <table:table-cell office:value-type="percentage" office:value="7.4135853952367716E-4" table:style-name="ce39">
            <text:p>0,1%</text:p>
          </table:table-cell>
          <table:table-cell office:value-type="float" office:value="176620" table:style-name="ce38">
            <text:p>176.620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35226493067190018" table:style-name="ce39">
            <text:p>35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5103" table:style-name="ce38">
            <text:p>225.103</text:p>
          </table:table-cell>
          <table:table-cell office:value-type="percentage" office:value="1" table:style-name="ce39">
            <text:p>100,0%</text:p>
          </table:table-cell>
          <table:table-cell office:value-type="float" office:value="245569" table:style-name="ce38">
            <text:p>245.569</text:p>
          </table:table-cell>
          <table:table-cell office:value-type="percentage" office:value="1" table:style-name="ce39">
            <text:p>100,0%</text:p>
          </table:table-cell>
          <table:table-cell office:value-type="float" office:value="123057" table:style-name="ce38">
            <text:p>123.057</text:p>
          </table:table-cell>
          <table:table-cell office:value-type="percentage" office:value="0.3862732480577572" table:style-name="ce39">
            <text:p>38,6%</text:p>
          </table:table-cell>
          <table:table-cell office:value-type="float" office:value="139728" table:style-name="ce38">
            <text:p>139.728</text:p>
          </table:table-cell>
          <table:table-cell office:value-type="percentage" office:value="0.36657178461336659" table:style-name="ce39">
            <text:p>36,7%</text:p>
          </table:table-cell>
          <table:table-cell office:value-type="float" office:value="50310" table:style-name="ce38">
            <text:p>50.310</text:p>
          </table:table-cell>
          <table:table-cell office:value-type="percentage" office:value="0.13847868870508251" table:style-name="ce39">
            <text:p>13,8%</text:p>
          </table:table-cell>
          <table:table-cell office:value-type="float" office:value="39610" table:style-name="ce38">
            <text:p>39.610</text:p>
          </table:table-cell>
          <table:table-cell office:value-type="percentage" office:value="0.10544530074937773" table:style-name="ce39">
            <text:p>10,5%</text:p>
          </table:table-cell>
          <table:table-cell office:value-type="float" office:value="7176" table:style-name="ce38">
            <text:p>7.176</text:p>
          </table:table-cell>
          <table:table-cell office:value-type="percentage" office:value="4.9687720707371451E-2" table:style-name="ce39">
            <text:p>5,0%</text:p>
          </table:table-cell>
          <table:table-cell office:value-type="float" office:value="117" table:style-name="ce38">
            <text:p>117</text:p>
          </table:table-cell>
          <table:table-cell office:value-type="percentage" office:value="2.8758234195261035E-3" table:style-name="ce39">
            <text:p>0,3%</text:p>
          </table:table-cell>
          <table:table-cell office:value-type="float" office:value="830670" table:style-name="ce38">
            <text:p>830.670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39690415997530665" table:style-name="ce39">
            <text:p>39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4897" table:style-name="ce38">
            <text:p>134.897</text:p>
          </table:table-cell>
          <table:table-cell office:value-type="percentage" office:value="0.99780315694483479" table:style-name="ce39">
            <text:p>99,8%</text:p>
          </table:table-cell>
          <table:table-cell office:value-type="float" office:value="154777" table:style-name="ce38">
            <text:p>154.777</text:p>
          </table:table-cell>
          <table:table-cell office:value-type="percentage" office:value="0.97282229527155706" table:style-name="ce39">
            <text:p>97,3%</text:p>
          </table:table-cell>
          <table:table-cell office:value-type="float" office:value="55956" table:style-name="ce38">
            <text:p>55.956</text:p>
          </table:table-cell>
          <table:table-cell office:value-type="percentage" office:value="0.25615718445001923" table:style-name="ce39">
            <text:p>25,6%</text:p>
          </table:table-cell>
          <table:table-cell office:value-type="float" office:value="170162" table:style-name="ce38">
            <text:p>170.162</text:p>
          </table:table-cell>
          <table:table-cell office:value-type="percentage" office:value="0.55341195142416688" table:style-name="ce39">
            <text:p>55,3%</text:p>
          </table:table-cell>
          <table:table-cell office:value-type="float" office:value="48744" table:style-name="ce38">
            <text:p>48.744</text:p>
          </table:table-cell>
          <table:table-cell office:value-type="percentage" office:value="0.14743878646723432" table:style-name="ce39">
            <text:p>14,7%</text:p>
          </table:table-cell>
          <table:table-cell office:value-type="float" office:value="25562" table:style-name="ce38">
            <text:p>25.562</text:p>
          </table:table-cell>
          <table:table-cell office:value-type="percentage" office:value="6.775698457297355E-2" table:style-name="ce39">
            <text:p>6,8%</text:p>
          </table:table-cell>
          <table:table-cell office:value-type="float" office:value="6121" table:style-name="ce38">
            <text:p>6.121</text:p>
          </table:table-cell>
          <table:table-cell office:value-type="percentage" office:value="4.0938214796880645E-2" table:style-name="ce39">
            <text:p>4,1%</text:p>
          </table:table-cell>
          <table:table-cell office:value-type="float" office:value="104" table:style-name="ce38">
            <text:p>104</text:p>
          </table:table-cell>
          <table:table-cell office:value-type="percentage" office:value="2.4549145500896989E-3" table:style-name="ce39">
            <text:p>0,2%</text:p>
          </table:table-cell>
          <table:table-cell office:value-type="float" office:value="596323" table:style-name="ce38">
            <text:p>596.323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34670667525599375" table:style-name="ce39">
            <text:p>34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45861" table:style-name="ce38">
            <text:p>445.861</text:p>
          </table:table-cell>
          <table:table-cell office:value-type="percentage" office:value="0.9970147317954543" table:style-name="ce39">
            <text:p>99,7%</text:p>
          </table:table-cell>
          <table:table-cell office:value-type="float" office:value="592961" table:style-name="ce38">
            <text:p>592.961</text:p>
          </table:table-cell>
          <table:table-cell office:value-type="percentage" office:value="0.93336764826253127" table:style-name="ce39">
            <text:p>93,3%</text:p>
          </table:table-cell>
          <table:table-cell office:value-type="float" office:value="134615" table:style-name="ce38">
            <text:p>134.615</text:p>
          </table:table-cell>
          <table:table-cell office:value-type="percentage" office:value="0.16071820856176813" table:style-name="ce39">
            <text:p>16,1%</text:p>
          </table:table-cell>
          <table:table-cell office:value-type="float" office:value="559760" table:style-name="ce38">
            <text:p>559.760</text:p>
          </table:table-cell>
          <table:table-cell office:value-type="percentage" office:value="0.51270402462034481" table:style-name="ce39">
            <text:p>51,3%</text:p>
          </table:table-cell>
          <table:table-cell office:value-type="float" office:value="188467" table:style-name="ce38">
            <text:p>188.467</text:p>
          </table:table-cell>
          <table:table-cell office:value-type="percentage" office:value="0.1431298912857745" table:style-name="ce39">
            <text:p>14,3%</text:p>
          </table:table-cell>
          <table:table-cell office:value-type="float" office:value="153444" table:style-name="ce38">
            <text:p>153.444</text:p>
          </table:table-cell>
          <table:table-cell office:value-type="percentage" office:value="0.10319926880005058" table:style-name="ce39">
            <text:p>10,3%</text:p>
          </table:table-cell>
          <table:table-cell office:value-type="float" office:value="40491" table:style-name="ce38">
            <text:p>40.491</text:p>
          </table:table-cell>
          <table:table-cell office:value-type="percentage" office:value="7.2784173023964796E-2" table:style-name="ce39">
            <text:p>7,3%</text:p>
          </table:table-cell>
          <table:table-cell office:value-type="float" office:value="711" table:style-name="ce38">
            <text:p>711</text:p>
          </table:table-cell>
          <table:table-cell office:value-type="percentage" office:value="4.4475304008407147E-3" table:style-name="ce39">
            <text:p>0,4%</text:p>
          </table:table-cell>
          <table:table-cell office:value-type="float" office:value="2116310" table:style-name="ce38">
            <text:p>2.116.310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32400808493034999" table:style-name="ce39">
            <text:p>32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88931" table:style-name="ce38">
            <text:p>288.931</text:p>
          </table:table-cell>
          <table:table-cell office:value-type="percentage" office:value="1" table:style-name="ce39">
            <text:p>100,0%</text:p>
          </table:table-cell>
          <table:table-cell office:value-type="float" office:value="415833" table:style-name="ce38">
            <text:p>415.833</text:p>
          </table:table-cell>
          <table:table-cell office:value-type="percentage" office:value="0.94968962823903424" table:style-name="ce39">
            <text:p>95,0%</text:p>
          </table:table-cell>
          <table:table-cell office:value-type="float" office:value="214863" table:style-name="ce38">
            <text:p>214.863</text:p>
          </table:table-cell>
          <table:table-cell office:value-type="percentage" office:value="0.36998904822911932" table:style-name="ce39">
            <text:p>37,0%</text:p>
          </table:table-cell>
          <table:table-cell office:value-type="float" office:value="302769" table:style-name="ce38">
            <text:p>302.769</text:p>
          </table:table-cell>
          <table:table-cell office:value-type="percentage" office:value="0.40243960794009043" table:style-name="ce39">
            <text:p>40,2%</text:p>
          </table:table-cell>
          <table:table-cell office:value-type="float" office:value="83428" table:style-name="ce38">
            <text:p>83.428</text:p>
          </table:table-cell>
          <table:table-cell office:value-type="percentage" office:value="9.7967561778700502E-2" table:style-name="ce39">
            <text:p>9,8%</text:p>
          </table:table-cell>
          <table:table-cell office:value-type="float" office:value="60755" table:style-name="ce38">
            <text:p>60.755</text:p>
          </table:table-cell>
          <table:table-cell office:value-type="percentage" office:value="6.6444001885432633E-2" table:style-name="ce39">
            <text:p>6,6%</text:p>
          </table:table-cell>
          <table:table-cell office:value-type="float" office:value="11234" table:style-name="ce38">
            <text:p>11.234</text:p>
          </table:table-cell>
          <table:table-cell office:value-type="percentage" office:value="3.1839335211459215E-2" table:style-name="ce39">
            <text:p>3,2%</text:p>
          </table:table-cell>
          <table:table-cell office:value-type="float" office:value="159" table:style-name="ce38">
            <text:p>159</text:p>
          </table:table-cell>
          <table:table-cell office:value-type="percentage" office:value="1.542955293112985E-3" table:style-name="ce39">
            <text:p>0,2%</text:p>
          </table:table-cell>
          <table:table-cell office:value-type="float" office:value="1377972" table:style-name="ce38">
            <text:p>1.377.972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32276260421778252" table:style-name="ce39">
            <text:p>32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6570" table:style-name="ce38">
            <text:p>76.570</text:p>
          </table:table-cell>
          <table:table-cell office:value-type="percentage" office:value="1" table:style-name="ce39">
            <text:p>100,0%</text:p>
          </table:table-cell>
          <table:table-cell office:value-type="float" office:value="90728" table:style-name="ce38">
            <text:p>90.728</text:p>
          </table:table-cell>
          <table:table-cell office:value-type="percentage" office:value="0.98750489790587315" table:style-name="ce39">
            <text:p>98,8%</text:p>
          </table:table-cell>
          <table:table-cell office:value-type="float" office:value="57397" table:style-name="ce38">
            <text:p>57.397</text:p>
          </table:table-cell>
          <table:table-cell office:value-type="percentage" office:value="0.45808758390065207" table:style-name="ce39">
            <text:p>45,8%</text:p>
          </table:table-cell>
          <table:table-cell office:value-type="float" office:value="88539" table:style-name="ce38">
            <text:p>88.539</text:p>
          </table:table-cell>
          <table:table-cell office:value-type="percentage" office:value="0.52323066376701965" table:style-name="ce39">
            <text:p>52,3%</text:p>
          </table:table-cell>
          <table:table-cell office:value-type="float" office:value="26567" table:style-name="ce38">
            <text:p>26.567</text:p>
          </table:table-cell>
          <table:table-cell office:value-type="percentage" office:value="0.16657052929890778" table:style-name="ce39">
            <text:p>16,7%</text:p>
          </table:table-cell>
          <table:table-cell office:value-type="float" office:value="17916" table:style-name="ce38">
            <text:p>17.916</text:p>
          </table:table-cell>
          <table:table-cell office:value-type="percentage" office:value="9.3174679120467646E-2" table:style-name="ce39">
            <text:p>9,3%</text:p>
          </table:table-cell>
          <table:table-cell office:value-type="float" office:value="2162" table:style-name="ce38">
            <text:p>2.162</text:p>
          </table:table-cell>
          <table:table-cell office:value-type="percentage" office:value="2.8414467458731996E-2" table:style-name="ce39">
            <text:p>2,8%</text:p>
          </table:table-cell>
          <table:table-cell office:value-type="float" office:value="70" table:style-name="ce38">
            <text:p>70</text:p>
          </table:table-cell>
          <table:table-cell office:value-type="percentage" office:value="3.3408103851477115E-3" table:style-name="ce39">
            <text:p>0,3%</text:p>
          </table:table-cell>
          <table:table-cell office:value-type="float" office:value="359949" table:style-name="ce38">
            <text:p>359.949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39502180061083414" table:style-name="ce39">
            <text:p>39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38454" table:style-name="ce38">
            <text:p>238.454</text:p>
          </table:table-cell>
          <table:table-cell office:value-type="percentage" office:value="1" table:style-name="ce39">
            <text:p>100,0%</text:p>
          </table:table-cell>
          <table:table-cell office:value-type="float" office:value="285242" table:style-name="ce38">
            <text:p>285.242</text:p>
          </table:table-cell>
          <table:table-cell office:value-type="percentage" office:value="0.98440099115826096" table:style-name="ce39">
            <text:p>98,4%</text:p>
          </table:table-cell>
          <table:table-cell office:value-type="float" office:value="117200" table:style-name="ce38">
            <text:p>117.200</text:p>
          </table:table-cell>
          <table:table-cell office:value-type="percentage" office:value="0.33782323082377563" table:style-name="ce39">
            <text:p>33,8%</text:p>
          </table:table-cell>
          <table:table-cell office:value-type="float" office:value="251653" table:style-name="ce38">
            <text:p>251.653</text:p>
          </table:table-cell>
          <table:table-cell office:value-type="percentage" office:value="0.62000448398453767" table:style-name="ce39">
            <text:p>62,0%</text:p>
          </table:table-cell>
          <table:table-cell office:value-type="float" office:value="54004" table:style-name="ce38">
            <text:p>54.004</text:p>
          </table:table-cell>
          <table:table-cell office:value-type="percentage" office:value="0.1218444071918975" table:style-name="ce39">
            <text:p>12,2%</text:p>
          </table:table-cell>
          <table:table-cell office:value-type="float" office:value="39844" table:style-name="ce38">
            <text:p>39.844</text:p>
          </table:table-cell>
          <table:table-cell office:value-type="percentage" office:value="8.9379810356159842E-2" table:style-name="ce39">
            <text:p>8,9%</text:p>
          </table:table-cell>
          <table:table-cell office:value-type="float" office:value="4343" table:style-name="ce38">
            <text:p>4.343</text:p>
          </table:table-cell>
          <table:table-cell office:value-type="percentage" office:value="2.8433009263805688E-2" table:style-name="ce39">
            <text:p>2,8%</text:p>
          </table:table-cell>
          <table:table-cell office:value-type="float" office:value="44" table:style-name="ce38">
            <text:p>44</text:p>
          </table:table-cell>
          <table:table-cell office:value-type="percentage" office:value="9.9968191938928528E-4" table:style-name="ce39">
            <text:p>0,1%</text:p>
          </table:table-cell>
          <table:table-cell office:value-type="float" office:value="990784" table:style-name="ce38">
            <text:p>990.784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41935408777373473" table:style-name="ce39">
            <text:p>41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2997" table:style-name="ce38">
            <text:p>22.997</text:p>
          </table:table-cell>
          <table:table-cell office:value-type="percentage" office:value="1" table:style-name="ce39">
            <text:p>100,0%</text:p>
          </table:table-cell>
          <table:table-cell office:value-type="float" office:value="28193" table:style-name="ce38">
            <text:p>28.193</text:p>
          </table:table-cell>
          <table:table-cell office:value-type="percentage" office:value="1" table:style-name="ce39">
            <text:p>100,0%</text:p>
          </table:table-cell>
          <table:table-cell office:value-type="float" office:value="16846" table:style-name="ce38">
            <text:p>16.846</text:p>
          </table:table-cell>
          <table:table-cell office:value-type="percentage" office:value="0.44663025611114054" table:style-name="ce39">
            <text:p>44,7%</text:p>
          </table:table-cell>
          <table:table-cell office:value-type="float" office:value="21577" table:style-name="ce38">
            <text:p>21.577</text:p>
          </table:table-cell>
          <table:table-cell office:value-type="percentage" office:value="0.4526896609600537" table:style-name="ce39">
            <text:p>45,3%</text:p>
          </table:table-cell>
          <table:table-cell office:value-type="float" office:value="6625" table:style-name="ce38">
            <text:p>6.625</text:p>
          </table:table-cell>
          <table:table-cell office:value-type="percentage" office:value="0.12512512512512514" table:style-name="ce39">
            <text:p>12,5%</text:p>
          </table:table-cell>
          <table:table-cell office:value-type="float" office:value="4867" table:style-name="ce38">
            <text:p>4.867</text:p>
          </table:table-cell>
          <table:table-cell office:value-type="percentage" office:value="8.9023431069488387E-2" table:style-name="ce39">
            <text:p>8,9%</text:p>
          </table:table-cell>
          <table:table-cell office:value-type="float" office:value="888" table:style-name="ce38">
            <text:p>888</text:p>
          </table:table-cell>
          <table:table-cell office:value-type="percentage" office:value="4.1946150212564953E-2" table:style-name="ce39">
            <text:p>4,2%</text:p>
          </table:table-cell>
          <table:table-cell office:value-type="float" office:value="10" table:style-name="ce38">
            <text:p>10</text:p>
          </table:table-cell>
          <table:table-cell office:value-type="percentage" office:value="1.590836780146357E-3" table:style-name="ce39">
            <text:p>0,2%</text:p>
          </table:table-cell>
          <table:table-cell office:value-type="float" office:value="102003" table:style-name="ce38">
            <text:p>102.003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3766895135678095" table:style-name="ce39">
            <text:p>37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65677" table:style-name="ce38">
            <text:p>365.677</text:p>
          </table:table-cell>
          <table:table-cell office:value-type="percentage" office:value="1" table:style-name="ce39">
            <text:p>100,0%</text:p>
          </table:table-cell>
          <table:table-cell office:value-type="float" office:value="496153" table:style-name="ce38">
            <text:p>496.153</text:p>
          </table:table-cell>
          <table:table-cell office:value-type="percentage" office:value="0.94311142200535658" table:style-name="ce39">
            <text:p>94,3%</text:p>
          </table:table-cell>
          <table:table-cell office:value-type="float" office:value="229482" table:style-name="ce38">
            <text:p>229.482</text:p>
          </table:table-cell>
          <table:table-cell office:value-type="percentage" office:value="0.32628251884269388" table:style-name="ce39">
            <text:p>32,6%</text:p>
          </table:table-cell>
          <table:table-cell office:value-type="float" office:value="497242" table:style-name="ce38">
            <text:p>497.242</text:p>
          </table:table-cell>
          <table:table-cell office:value-type="percentage" office:value="0.51115408061201728" table:style-name="ce39">
            <text:p>51,1%</text:p>
          </table:table-cell>
          <table:table-cell office:value-type="float" office:value="159419" table:style-name="ce38">
            <text:p>159.419</text:p>
          </table:table-cell>
          <table:table-cell office:value-type="percentage" office:value="0.13672638513307792" table:style-name="ce39">
            <text:p>13,7%</text:p>
          </table:table-cell>
          <table:table-cell office:value-type="float" office:value="145194" table:style-name="ce38">
            <text:p>145.194</text:p>
          </table:table-cell>
          <table:table-cell office:value-type="percentage" office:value="0.10772938329057122" table:style-name="ce39">
            <text:p>10,8%</text:p>
          </table:table-cell>
          <table:table-cell office:value-type="float" office:value="27880" table:style-name="ce38">
            <text:p>27.880</text:p>
          </table:table-cell>
          <table:table-cell office:value-type="percentage" office:value="5.8117719650793383E-2" table:style-name="ce39">
            <text:p>5,8%</text:p>
          </table:table-cell>
          <table:table-cell office:value-type="float" office:value="431" table:style-name="ce38">
            <text:p>431</text:p>
          </table:table-cell>
          <table:table-cell office:value-type="percentage" office:value="3.1723599855734905E-3" table:style-name="ce39">
            <text:p>0,3%</text:p>
          </table:table-cell>
          <table:table-cell office:value-type="float" office:value="1921478" table:style-name="ce38">
            <text:p>1.921.478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33736046083106275" table:style-name="ce39">
            <text:p>33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1828" table:style-name="ce38">
            <text:p>71.828</text:p>
          </table:table-cell>
          <table:table-cell office:value-type="percentage" office:value="1" table:style-name="ce39">
            <text:p>100,0%</text:p>
          </table:table-cell>
          <table:table-cell office:value-type="float" office:value="96234" table:style-name="ce38">
            <text:p>96.234</text:p>
          </table:table-cell>
          <table:table-cell office:value-type="percentage" office:value="0.93522774759715843" table:style-name="ce39">
            <text:p>93,5%</text:p>
          </table:table-cell>
          <table:table-cell office:value-type="float" office:value="47173" table:style-name="ce38">
            <text:p>47.173</text:p>
          </table:table-cell>
          <table:table-cell office:value-type="percentage" office:value="0.32110354028684424" table:style-name="ce39">
            <text:p>32,1%</text:p>
          </table:table-cell>
          <table:table-cell office:value-type="float" office:value="97116" table:style-name="ce38">
            <text:p>97.116</text:p>
          </table:table-cell>
          <table:table-cell office:value-type="percentage" office:value="0.45539633117004913" table:style-name="ce39">
            <text:p>45,5%</text:p>
          </table:table-cell>
          <table:table-cell office:value-type="float" office:value="49026" table:style-name="ce38">
            <text:p>49.026</text:p>
          </table:table-cell>
          <table:table-cell office:value-type="percentage" office:value="0.19289651671998018" table:style-name="ce39">
            <text:p>19,3%</text:p>
          </table:table-cell>
          <table:table-cell office:value-type="float" office:value="29165" table:style-name="ce38">
            <text:p>29.165</text:p>
          </table:table-cell>
          <table:table-cell office:value-type="percentage" office:value="9.8162957577715843E-2" table:style-name="ce39">
            <text:p>9,8%</text:p>
          </table:table-cell>
          <table:table-cell office:value-type="float" office:value="6974" table:style-name="ce38">
            <text:p>6.974</text:p>
          </table:table-cell>
          <table:table-cell office:value-type="percentage" office:value="5.8769497838489219E-2" table:style-name="ce39">
            <text:p>5,9%</text:p>
          </table:table-cell>
          <table:table-cell office:value-type="float" office:value="128" table:style-name="ce38">
            <text:p>128</text:p>
          </table:table-cell>
          <table:table-cell office:value-type="percentage" office:value="3.6874855957593914E-3" table:style-name="ce39">
            <text:p>0,4%</text:p>
          </table:table-cell>
          <table:table-cell office:value-type="float" office:value="397644" table:style-name="ce38">
            <text:p>397.644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32133393778803521" table:style-name="ce39">
            <text:p>32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1784" table:style-name="ce38">
            <text:p>41.784</text:p>
          </table:table-cell>
          <table:table-cell office:value-type="percentage" office:value="1" table:style-name="ce39">
            <text:p>100,0%</text:p>
          </table:table-cell>
          <table:table-cell office:value-type="float" office:value="55043" table:style-name="ce38">
            <text:p>55.043</text:p>
          </table:table-cell>
          <table:table-cell office:value-type="percentage" office:value="0.98657513622024662" table:style-name="ce39">
            <text:p>98,7%</text:p>
          </table:table-cell>
          <table:table-cell office:value-type="float" office:value="20805" table:style-name="ce38">
            <text:p>20.805</text:p>
          </table:table-cell>
          <table:table-cell office:value-type="percentage" office:value="0.28174259249228101" table:style-name="ce39">
            <text:p>28,2%</text:p>
          </table:table-cell>
          <table:table-cell office:value-type="float" office:value="56463" table:style-name="ce38">
            <text:p>56.463</text:p>
          </table:table-cell>
          <table:table-cell office:value-type="percentage" office:value="0.58393488737667276" table:style-name="ce39">
            <text:p>58,4%</text:p>
          </table:table-cell>
          <table:table-cell office:value-type="float" office:value="19680" table:style-name="ce38">
            <text:p>19.680</text:p>
          </table:table-cell>
          <table:table-cell office:value-type="percentage" office:value="0.18221884779911482" table:style-name="ce39">
            <text:p>18,2%</text:p>
          </table:table-cell>
          <table:table-cell office:value-type="float" office:value="13095" table:style-name="ce38">
            <text:p>13.095</text:p>
          </table:table-cell>
          <table:table-cell office:value-type="percentage" office:value="0.11384382661311356" table:style-name="ce39">
            <text:p>11,4%</text:p>
          </table:table-cell>
          <table:table-cell office:value-type="float" office:value="2339" table:style-name="ce38">
            <text:p>2.339</text:p>
          </table:table-cell>
          <table:table-cell office:value-type="percentage" office:value="4.8221832800742194E-2" table:style-name="ce39">
            <text:p>4,8%</text:p>
          </table:table-cell>
          <table:table-cell office:value-type="float" office:value="9" table:style-name="ce38">
            <text:p>9</text:p>
          </table:table-cell>
          <table:table-cell office:value-type="percentage" office:value="6.4720264633970944E-4" table:style-name="ce39">
            <text:p>0,1%</text:p>
          </table:table-cell>
          <table:table-cell office:value-type="float" office:value="209218" table:style-name="ce38">
            <text:p>209.218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37837720527729302" table:style-name="ce39">
            <text:p>37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59411" table:style-name="ce38">
            <text:p>159.411</text:p>
          </table:table-cell>
          <table:table-cell office:value-type="percentage" office:value="1.0092497625830958" table:style-name="ce39">
            <text:p>100,9%</text:p>
          </table:table-cell>
          <table:table-cell office:value-type="float" office:value="207430" table:style-name="ce38">
            <text:p>207.430</text:p>
          </table:table-cell>
          <table:table-cell office:value-type="percentage" office:value="0.97347956880247422" table:style-name="ce39">
            <text:p>97,3%</text:p>
          </table:table-cell>
          <table:table-cell office:value-type="float" office:value="92244" table:style-name="ce38">
            <text:p>92.244</text:p>
          </table:table-cell>
          <table:table-cell office:value-type="percentage" office:value="0.32930290340890833" table:style-name="ce39">
            <text:p>32,9%</text:p>
          </table:table-cell>
          <table:table-cell office:value-type="float" office:value="182899" table:style-name="ce38">
            <text:p>182.899</text:p>
          </table:table-cell>
          <table:table-cell office:value-type="percentage" office:value="0.53797462769540294" table:style-name="ce39">
            <text:p>53,8%</text:p>
          </table:table-cell>
          <table:table-cell office:value-type="float" office:value="51645" table:style-name="ce38">
            <text:p>51.645</text:p>
          </table:table-cell>
          <table:table-cell office:value-type="percentage" office:value="0.14261334923909172" table:style-name="ce39">
            <text:p>14,3%</text:p>
          </table:table-cell>
          <table:table-cell office:value-type="float" office:value="43573" table:style-name="ce38">
            <text:p>43.573</text:p>
          </table:table-cell>
          <table:table-cell office:value-type="percentage" office:value="0.12012979852005426" table:style-name="ce39">
            <text:p>12,0%</text:p>
          </table:table-cell>
          <table:table-cell office:value-type="float" office:value="9018" table:style-name="ce38">
            <text:p>9.018</text:p>
          </table:table-cell>
          <table:table-cell office:value-type="percentage" office:value="6.4266014837197044E-2" table:style-name="ce39">
            <text:p>6,4%</text:p>
          </table:table-cell>
          <table:table-cell office:value-type="float" office:value="41" table:style-name="ce38">
            <text:p>41</text:p>
          </table:table-cell>
          <table:table-cell office:value-type="percentage" office:value="9.8029839326702365E-4" table:style-name="ce39">
            <text:p>0,1%</text:p>
          </table:table-cell>
          <table:table-cell office:value-type="float" office:value="746261" table:style-name="ce38">
            <text:p>746.261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39315734544073278" table:style-name="ce39">
            <text:p>39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315" table:style-name="ce38">
            <text:p>2.315</text:p>
          </table:table-cell>
          <table:table-cell office:value-type="percentage" office:value="0.8886756238003839" table:style-name="ce39">
            <text:p>88,9%</text:p>
          </table:table-cell>
          <table:table-cell office:value-type="float" office:value="3687" table:style-name="ce38">
            <text:p>3.687</text:p>
          </table:table-cell>
          <table:table-cell office:value-type="percentage" office:value="0.85386753126447434" table:style-name="ce39">
            <text:p>85,4%</text:p>
          </table:table-cell>
          <table:table-cell office:value-type="float" office:value="2421" table:style-name="ce38">
            <text:p>2.421</text:p>
          </table:table-cell>
          <table:table-cell office:value-type="percentage" office:value="0.30813287514318444" table:style-name="ce39">
            <text:p>30,8%</text:p>
          </table:table-cell>
          <table:table-cell office:value-type="float" office:value="8427" table:style-name="ce38">
            <text:p>8.427</text:p>
          </table:table-cell>
          <table:table-cell office:value-type="percentage" office:value="0.72923156801661471" table:style-name="ce39">
            <text:p>72,9%</text:p>
          </table:table-cell>
          <table:table-cell office:value-type="float" office:value="5612" table:style-name="ce38">
            <text:p>5.612</text:p>
          </table:table-cell>
          <table:table-cell office:value-type="percentage" office:value="0.44391710172441068" table:style-name="ce39">
            <text:p>44,4%</text:p>
          </table:table-cell>
          <table:table-cell office:value-type="float" office:value="2009" table:style-name="ce38">
            <text:p>2.009</text:p>
          </table:table-cell>
          <table:table-cell office:value-type="percentage" office:value="0.11530073461891643" table:style-name="ce39">
            <text:p>11,5%</text:p>
          </table:table-cell>
          <table:table-cell office:value-type="float" office:value="508" table:style-name="ce38">
            <text:p>508</text:p>
          </table:table-cell>
          <table:table-cell office:value-type="percentage" office:value="6.7009629336499149E-2" table:style-name="ce39">
            <text:p>6,7%</text:p>
          </table:table-cell>
          <table:table-cell office:value-type="float" office:value="8" table:style-name="ce38">
            <text:p>8</text:p>
          </table:table-cell>
          <table:table-cell office:value-type="percentage" office:value="3.6781609195402297E-3" table:style-name="ce39">
            <text:p>0,4%</text:p>
          </table:table-cell>
          <table:table-cell office:value-type="float" office:value="24987" table:style-name="ce38">
            <text:p>24.987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37768674990175033" table:style-name="ce39">
            <text:p>37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863" table:style-name="ce38">
            <text:p>1.863</text:p>
          </table:table-cell>
          <table:table-cell office:value-type="percentage" office:value="0.7931034482758621" table:style-name="ce39">
            <text:p>79,3%</text:p>
          </table:table-cell>
          <table:table-cell office:value-type="float" office:value="2984" table:style-name="ce38">
            <text:p>2.984</text:p>
          </table:table-cell>
          <table:table-cell office:value-type="percentage" office:value="0.79615795090715047" table:style-name="ce39">
            <text:p>79,6%</text:p>
          </table:table-cell>
          <table:table-cell office:value-type="float" office:value="3024" table:style-name="ce38">
            <text:p>3.024</text:p>
          </table:table-cell>
          <table:table-cell office:value-type="percentage" office:value="0.38635492525871984" table:style-name="ce39">
            <text:p>38,6%</text:p>
          </table:table-cell>
          <table:table-cell office:value-type="float" office:value="7765" table:style-name="ce38">
            <text:p>7.765</text:p>
          </table:table-cell>
          <table:table-cell office:value-type="percentage" office:value="0.68722895831489517" table:style-name="ce39">
            <text:p>68,7%</text:p>
          </table:table-cell>
          <table:table-cell office:value-type="float" office:value="5853" table:style-name="ce38">
            <text:p>5.853</text:p>
          </table:table-cell>
          <table:table-cell office:value-type="percentage" office:value="0.48766872187968674" table:style-name="ce39">
            <text:p>48,8%</text:p>
          </table:table-cell>
          <table:table-cell office:value-type="float" office:value="2169" table:style-name="ce38">
            <text:p>2.169</text:p>
          </table:table-cell>
          <table:table-cell office:value-type="percentage" office:value="0.11988061681313215" table:style-name="ce39">
            <text:p>12,0%</text:p>
          </table:table-cell>
          <table:table-cell office:value-type="float" office:value="301" table:style-name="ce38">
            <text:p>301</text:p>
          </table:table-cell>
          <table:table-cell office:value-type="percentage" office:value="3.5262417994376759E-2" table:style-name="ce39">
            <text:p>3,5%</text:p>
          </table:table-cell>
          <table:table-cell office:value-type="float" office:value="6" table:style-name="ce38">
            <text:p>6</text:p>
          </table:table-cell>
          <table:table-cell office:value-type="percentage" office:value="2.5817555938037868E-3" table:style-name="ce39">
            <text:p>0,3%</text:p>
          </table:table-cell>
          <table:table-cell office:value-type="float" office:value="23965" table:style-name="ce38">
            <text:p>23.965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36212940856477982" table:style-name="ce39">
            <text:p>36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Fuerzas Armadas</text:p>
          </table:table-cell>
          <table:table-cell office:value-type="float" office:value="12" table:style-name="ce38">
            <text:p>12</text:p>
          </table:table-cell>
          <table:table-cell office:value-type="string" table:style-name="ce39">
            <text:p>-</text:p>
          </table:table-cell>
          <table:table-cell office:value-type="float" office:value="6" table:style-name="ce38">
            <text:p>6</text:p>
          </table:table-cell>
          <table:table-cell office:value-type="string" table:style-name="ce39">
            <text:p>-</text:p>
          </table:table-cell>
          <table:table-cell office:value-type="float" office:value="1283" table:style-name="ce38">
            <text:p>1.283</text:p>
          </table:table-cell>
          <table:table-cell office:value-type="string" table:style-name="ce39">
            <text:p>-</text:p>
          </table:table-cell>
          <table:table-cell office:value-type="float" office:value="4910" table:style-name="ce38">
            <text:p>4.910</text:p>
          </table:table-cell>
          <table:table-cell office:value-type="string" table:style-name="ce39">
            <text:p>-</text:p>
          </table:table-cell>
          <table:table-cell office:value-type="float" office:value="9600" table:style-name="ce38">
            <text:p>9.600</text:p>
          </table:table-cell>
          <table:table-cell office:value-type="string" table:style-name="ce39">
            <text:p>-</text:p>
          </table:table-cell>
          <table:table-cell office:value-type="float" office:value="16330" table:style-name="ce38">
            <text:p>16.330</text:p>
          </table:table-cell>
          <table:table-cell office:value-type="string" table:style-name="ce39">
            <text:p>-</text:p>
          </table:table-cell>
          <table:table-cell office:value-type="float" office:value="2614" table:style-name="ce38">
            <text:p>2.614</text:p>
          </table:table-cell>
          <table:table-cell office:value-type="string" table:style-name="ce39">
            <text:p>-</text:p>
          </table:table-cell>
          <table:table-cell office:value-type="float" office:value="4" table:style-name="ce38">
            <text:p>4</text:p>
          </table:table-cell>
          <table:table-cell office:value-type="string" table:style-name="ce39">
            <text:p>-</text:p>
          </table:table-cell>
          <table:table-cell office:value-type="float" office:value="34759" table:style-name="ce38">
            <text:p>34.759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Sanidad Exterior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table:number-columns-repeated="16364" table:style-name="ce41"/>
        </table:table-row>
        <table:table-row table:style-name="ro7">
          <table:table-cell office:value-type="string" table:style-name="ce42">
            <text:p>Total España</text:p>
          </table:table-cell>
          <table:table-cell office:value-type="float" office:value="2863600" table:style-name="ce43">
            <text:p>2.863.600</text:p>
          </table:table-cell>
          <table:table-cell office:value-type="percentage" office:value="1" table:style-name="ce44">
            <text:p>100,0%</text:p>
          </table:table-cell>
          <table:table-cell office:value-type="float" office:value="3805496" table:style-name="ce43">
            <text:p>3.805.496</text:p>
          </table:table-cell>
          <table:table-cell office:value-type="percentage" office:value="0.96097291823704023" table:style-name="ce44">
            <text:p>96,1%</text:p>
          </table:table-cell>
          <table:table-cell office:value-type="float" office:value="1532725" table:style-name="ce43">
            <text:p>1.532.725</text:p>
          </table:table-cell>
          <table:table-cell office:value-type="percentage" office:value="0.28718924876325325" table:style-name="ce44">
            <text:p>28,7%</text:p>
          </table:table-cell>
          <table:table-cell office:value-type="float" office:value="3560479" table:style-name="ce43">
            <text:p>3.560.479</text:p>
          </table:table-cell>
          <table:table-cell office:value-type="percentage" office:value="0.50623120905019636" table:style-name="ce44">
            <text:p>50,6%</text:p>
          </table:table-cell>
          <table:table-cell office:value-type="float" office:value="1124992" table:style-name="ce43">
            <text:p>1.124.992</text:p>
          </table:table-cell>
          <table:table-cell office:value-type="percentage" office:value="0.14255315401412896" table:style-name="ce44">
            <text:p>14,3%</text:p>
          </table:table-cell>
          <table:table-cell office:value-type="float" office:value="874115" table:style-name="ce43">
            <text:p>874.115</text:p>
          </table:table-cell>
          <table:table-cell office:value-type="percentage" office:value="9.9169243517635286E-2" table:style-name="ce44">
            <text:p>9,9%</text:p>
          </table:table-cell>
          <table:table-cell office:value-type="float" office:value="175588" table:style-name="ce43">
            <text:p>175.588</text:p>
          </table:table-cell>
          <table:table-cell office:value-type="percentage" office:value="5.3042942646570598E-2" table:style-name="ce44">
            <text:p>5,3%</text:p>
          </table:table-cell>
          <table:table-cell office:value-type="float" office:value="2569" table:style-name="ce43">
            <text:p>2.569</text:p>
          </table:table-cell>
          <table:table-cell office:value-type="percentage" office:value="2.7069202960015764E-3" table:style-name="ce44">
            <text:p>0,3%</text:p>
          </table:table-cell>
          <table:table-cell office:value-type="float" office:value="13939564" table:style-name="ce43">
            <text:p>13.939.564</text:p>
          </table:table-cell>
          <table:table-cell office:value-type="float" office:value="40129822" table:style-name="ce43">
            <text:p>40.129.822</text:p>
          </table:table-cell>
          <table:table-cell office:value-type="percentage" office:value="0.34736172016910516" table:style-name="ce44">
            <text:p>34,7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6-18T15:40:34Z</meta:creation-date>
    <dc:date>2021-06-18T15:40:58Z</dc:date>
  </office:meta>
</office:document-meta>
</file>